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style:font-size-asian="22pt" style:font-size-complex="25.1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subcon.dlj.tf/sub?target=ss&amp;url=https%3A%2F%2Fupan.tk%2Fclash%2Fproxies&amp;insert=false&amp;config=https%3A%2F%2Fraw.githubusercontent.com%2FACL4SSR%2FACL4SSR%2Fmaster%2FClash%2Fconfig%2FACL4SSR_Online.ini</text:p>
      <text:p text:style-name="P1"/>
      <text:p text:style-name="P1"/>
      <text:p text:style-name="P1">是这样制作的，先从https://upan.tk/clash/proxies</text:p>
      <text:p text:style-name="P1">制作clash，在转换成ss订阅</text:p>
      <text:p text:style-name="P1"/>
      <text:p text:style-name="P1"><text:a xlink:type="simple" xlink:href="https://github.com/wuxinqi/-/blob/main/README.md" text:style-name="Internet_20_link" text:visited-style-name="Visited_20_Internet_20_Link">https://github.com/wuxinqi/-/blob/main/README.md</text:a></text:p>
      <text:p text:style-name="P1"/>
      <text:p text:style-name="P1">这是clash订阅链接</text:p>
      <text:p text:style-name="P1"/>
      <text:p text:style-name="P1">https://raw.githubusercontent.com/wuxinqi/-/main/tkclash</text:p>
      <text:p text:style-name="P1"/>
      <text:p text:style-name="P1">这是clash订阅链接</text:p>
      <text:p text:style-name="P1"/>
      <text:p text:style-name="P1">https://subcon.dlj.tf/sub?target=clash&amp;new_name=true&amp;url=https%3A<text:soft-page-break/>%2F%2Fupan.tk%2Fclash%2Fproxies&amp;insert=false&amp;config=https%3A%2F%2Fraw.githubusercontent.com%2FACL4SSR%2FACL4SSR%2Fmaster%2FClash%2Fconfig%2FACL4SSR_Online.ini</text:p>
      <text:p text:style-name="P1"/>
      <text:p text:style-name="P1">这是ss精选</text:p>
      <text:p text:style-name="P1"/>
      <text:p text:style-name="P1">https://raw.githubusercontent.com/wuxinqi/-/main/ssjingxuan</text:p>
      <text:p text:style-name="P1"/>
      <text:p text:style-name="P1">https://github.com/JieErJingFu/FreeNodesTrojanVmessSSRSS</text:p>
      <text:p text:style-name="P1">https://ssrtool.us/tool/</text:p>
      <text:p text:style-name="P1">https://ssrtool.us/tool/recV3?uri=/tool/free_ssr</text:p>
      <text:p text:style-name="P1"/>
      <text:p text:style-name="P1">ss://YWVzLTI1Ni1nY206eDIzWjRMR2tHRGtUaFo5S2F6NERVUlFwQDE4OC45Mi43OC4xNDU6NDAwOTM=#KingFu%e6%99%af%e7%a6%8f%40YouTuBe%e8%af%b7%e8%ae%a2%e9%98%85</text:p>
      <text:p text:style-name="P1">ss://YWVzLTI1Ni1nY206Q1VuZFNabllzUEtjdTZ<text:soft-page-break/>LajhUSFZNQkhEQDE4NS4yLjEwMC4xNjY6Mzk3NzI=#KingFu%e6%99%af%e7%a6%8f%40YouTuBe%e8%af%b7%e8%ae%a2%e9%98%85</text:p>
      <text:p text:style-name="P1">ss://YWVzLTI1Ni1nY206Q1VuZFNabllzUEtjdTZLajhUSFZNQkhEQDg5LjQ2LjIyMy4yMzk6Mzk3NzI=#KingFu%e6%99%af%e7%a6%8f%40YouTuBe%e8%af%b7%e8%ae%a2%e9%98%85</text:p>
      <text:p text:style-name="P1">ss://YWVzLTI1Ni1nY206Tkh3UVRQTENmYVRNU3FUblUzbWpjU3hlQDE4OC45Mi43OC4yMDM6MzM5OTg=#KingFu%e6%99%af%e7%a6%8f%40YouTuBe%e8%af%b7%e8%ae%a2%e9%98%85</text:p>
      <text:p text:style-name="P1">ss://YWVzLTI1Ni1nY206OG42cHdBY3JydjJwajZ0RlkycDNUYlE2QDE4OC45Mi43OC4xNDU6MzM5OTI=#KingFu%e6%99%af%e7%a6%8f%40YouTuBe%e8%af%b7%e8%ae%a2%e9%98%85</text:p>
      <text:p text:style-name="P1">ss://YWVzLTI1Ni1nY206bjh3NFN0bmJWRDlkbVhZbjRBanQ4N0VBQDE4NS40NC43Ni4xO<text:soft-page-break/>Dg6MzE1NzI=#KingFu%e6%99%af%e7%a6%8f%40YouTuBe%e8%af%b7%e8%ae%a2%e9%98%85</text:p>
      <text:p text:style-name="P1">trojan://d48629f1-ac71-45ef-b325-37d73da258e8@gmegme.ml:443#KingFu%e6%99%af%e7%a6%8f%40YouTuBe%e8%af%b7%e8%ae%a2%e9%98%85</text:p>
      <text:p text:style-name="P1">ss://YWVzLTI1Ni1nY206bjh3NFN0bmJWRDlkbVhZbjRBanQ4N0VBQDIxMi4xMDIuMzUuMjE4OjMxNTcy#KingFu%e6%99%af%e7%a6%8f%40YouTuBe%e8%af%b7%e8%ae%a2%e9%98%85</text:p>
      <text:p text:style-name="P1">ss://YWVzLTI1Ni1nY206Q1VuZFNabllzUEtjdTZLajhUSFZNQkhEQDE4NS4xMjQuMjQwLjE0OTozOTc3Mg==#KingFu%e6%99%af%e7%a6%8f%40YouTuBe%e8%af%b7%e8%ae%a2%e9%98%85</text:p>
      <text:p text:style-name="P1">ss://YWVzLTI1Ni1nY206Tkh3UVRQTENmYVRNU3FUblUzbWpjU3hlQDQ1Ljg5LjE3My4yMDU6MzM5OTg=#KingFu%e6%99%af%e7%a6%8f%40YouTuBe%e8%af%b7%e8%ae%a2%e9%98%85</text:p>
      <text:p text:style-name="P1"><text:soft-page-break/>ss://YWVzLTI1Ni1nY206bjh3NFN0bmJWRDlkbVhZbjRBanQ4N0VBQDEzOS4yOC4xNzYuNTM6MzE1NzI=#KingFu%e6%99%af%e7%a6%8f%40YouTuBe%e8%af%b7%e8%ae%a2%e9%98%85</text:p>
      <text:p text:style-name="P1">trojan://fastssh.com@sg1.vless.co:443#KingFu%e6%99%af%e7%a6%8f%40YouTuBe%e8%af%b7%e8%ae%a2%e9%98%85</text:p>
      <text:p text:style-name="P1">ss://YWVzLTI1Ni1nY206Tkh3UVRQTENmYVRNU3FUblUzbWpjU3hlQDIwNy4yNDQuNjcuMTQ5OjMzOTk4#KingFu%e6%99%af%e7%a6%8f%40YouTuBe%e8%af%b7%e8%ae%a2%e9%98%85</text:p>
      <text:p text:style-name="P1">ss://YWVzLTI1Ni1nY206bjh3NFN0bmJWRDlkbVhZbjRBanQ4N0VBQDE5NC4xMTAuMTE1Ljg1OjMxNTcy#KingFu%e6%99%af%e7%a6%8f%40YouTuBe%e8%af%b7%e8%ae%a2%e9%98%85</text:p>
      <text:p text:style-name="P1">ss://YWVzLTI1Ni1nY206bjh3NFN0bmJWRDlkbVhZbjRBanQ4N0VBQDE0My4yNDQuNDIuODY6MzE1NzI=#KingFu%e6%99%af<text:soft-page-break/>%e7%a6%8f%40YouTuBe%e8%af%b7%e8%ae%a2%e9%98%85</text:p>
      <text:p text:style-name="P1">ss://YWVzLTI1Ni1nY206Tkh3UVRQTENmYVRNU3FUblUzbWpjU3hlQDEwNC4yMDAuMTMxLjI0NTozMzk5OA==#KingFu%e6%99%af%e7%a6%8f%40YouTuBe%e8%af%b7%e8%ae%a2%e9%98%85</text:p>
      <text:p text:style-name="P1">ss://YWVzLTI1Ni1nY206YVlOZUtETXpZUVl3NEtiVWJKQThXc3pxQDEwNC4yMDAuMTMxLjI0NTozMTk0NA==#KingFu%e6%99%af%e7%a6%8f%40YouTuBe%e8%af%b7%e8%ae%a2%e9%98%85</text:p>
      <text:p text:style-name="P1">ss://Y2hhY2hhMjAtaWV0Zi1wb2x5MTMwNTprdTM4MllYSzhjTEVAc3MuaWQuc3NobWF4Lm5ldDo1NzQ3OA==#KingFu%e6%99%af%e7%a6%8f%40YouTuBe%e8%af%b7%e8%ae%a2%e9%98%85</text:p>
      <text:p text:style-name="P1">ss://Y2hhY2hhMjAtaWV0Zi1wb2x5MTMwNTo1NDNjM2JmZi0zZDliLTQxYjYtODAwZS1hOGFlM2ViMDcxMmFAZmZyZW56eS50azoxMTQ0Mw==#KingFu%e6%99%af%e7%a6%8f<text:soft-page-break/>%40YouTuBe%e8%af%b7%e8%ae%a2%e9%98%85</text:p>
      <text:p text:style-name="P1"/>
      <text:p text:style-name="P1">这是clash订阅链接</text:p>
      <text:p text:style-name="P1"/>
      <text:p text:style-name="P1">https://raw.githubusercontent.com/wuxinqi/-/main/tkclash</text:p>
      <text:p text:style-name="P1"/>
      <text:p text:style-name="P1">这是clash订阅链接</text:p>
      <text:p text:style-name="P1"/>
      <text:p text:style-name="P1">https://subcon.dlj.tf/sub?target=clash&amp;new_name=true&amp;url=https%3A%2F%2Fupan.tk%2Fclash%2Fproxies&amp;insert=false&amp;config=https%3A%2F%2Fraw.githubusercontent.com%2FACL4SSR%2FACL4SSR%2Fmaster%2FClash%2Fconfig%2FACL4SSR_Online.ini</text:p>
      <text:p text:style-name="P1"/>
      <text:p text:style-name="P1">这是ss精选</text:p>
      <text:p text:style-name="P1"/>
      <text:p text:style-name="P1">https://raw.githubusercontent.com/wuxinqi/-/main/ssjingxuan</text:p>
      <text:p text:style-name="P1"/>
      <text:p text:style-name="P1"><text:soft-page-break/>https://github.com/JieErJingFu/FreeNodesTrojanVmessSSRSS</text:p>
      <text:p text:style-name="P1">https://ssrtool.us/tool/</text:p>
      <text:p text:style-name="P1">https://ssrtool.us/tool/recV3?uri=/tool/free_ssr</text:p>
      <text:p text:style-name="P1"/>
      <text:p text:style-name="P1">ss://YWVzLTI1Ni1nY206eDIzWjRMR2tHRGtUaFo5S2F6NERVUlFwQDE4OC45Mi43OC4xNDU6NDAwOTM=#KingFu%e6%99%af%e7%a6%8f%40YouTuBe%e8%af%b7%e8%ae%a2%e9%98%85</text:p>
      <text:p text:style-name="P1">ss://YWVzLTI1Ni1nY206Q1VuZFNabllzUEtjdTZLajhUSFZNQkhEQDE4NS4yLjEwMC4xNjY6Mzk3NzI=#KingFu%e6%99%af%e7%a6%8f%40YouTuBe%e8%af%b7%e8%ae%a2%e9%98%85</text:p>
      <text:p text:style-name="P1">ss://YWVzLTI1Ni1nY206Q1VuZFNabllzUEtjdTZLajhUSFZNQkhEQDg5LjQ2LjIyMy4yMzk6Mzk3NzI=#KingFu%e6%99%af%e7%a6%8f%40YouTuBe%e8%af%b7%e8%ae%a2%e9%98%85</text:p>
      <text:p text:style-name="P1">ss://YWVzLTI1Ni1nY206Tkh3UVRQTENmYVR<text:soft-page-break/>NU3FUblUzbWpjU3hlQDE4OC45Mi43OC4yMDM6MzM5OTg=#KingFu%e6%99%af%e7%a6%8f%40YouTuBe%e8%af%b7%e8%ae%a2%e9%98%85</text:p>
      <text:p text:style-name="P1">ss://YWVzLTI1Ni1nY206OG42cHdBY3JydjJwajZ0RlkycDNUYlE2QDE4OC45Mi43OC4xNDU6MzM5OTI=#KingFu%e6%99%af%e7%a6%8f%40YouTuBe%e8%af%b7%e8%ae%a2%e9%98%85</text:p>
      <text:p text:style-name="P1">ss://YWVzLTI1Ni1nY206bjh3NFN0bmJWRDlkbVhZbjRBanQ4N0VBQDE4NS40NC43Ni4xODg6MzE1NzI=#KingFu%e6%99%af%e7%a6%8f%40YouTuBe%e8%af%b7%e8%ae%a2%e9%98%85</text:p>
      <text:p text:style-name="P1">trojan://d48629f1-ac71-45ef-b325-37d73da258e8@gmegme.ml:443#KingFu%e6%99%af%e7%a6%8f%40YouTuBe%e8%af%b7%e8%ae%a2%e9%98%85</text:p>
      <text:p text:style-name="P1">ss://YWVzLTI1Ni1nY206bjh3NFN0bmJWRDlkbVhZbjRBanQ4N0VBQDIxMi4xMDIuMzUuMjE4OjMxNTcy#KingFu%e6%99%af<text:soft-page-break/>%e7%a6%8f%40YouTuBe%e8%af%b7%e8%ae%a2%e9%98%85</text:p>
      <text:p text:style-name="P1">ss://YWVzLTI1Ni1nY206Q1VuZFNabllzUEtjdTZLajhUSFZNQkhEQDE4NS4xMjQuMjQwLjE0OTozOTc3Mg==#KingFu%e6%99%af%e7%a6%8f%40YouTuBe%e8%af%b7%e8%ae%a2%e9%98%85</text:p>
      <text:p text:style-name="P1">ss://YWVzLTI1Ni1nY206Tkh3UVRQTENmYVRNU3FUblUzbWpjU3hlQDQ1Ljg5LjE3My4yMDU6MzM5OTg=#KingFu%e6%99%af%e7%a6%8f%40YouTuBe%e8%af%b7%e8%ae%a2%e9%98%85</text:p>
      <text:p text:style-name="P1">ss://YWVzLTI1Ni1nY206bjh3NFN0bmJWRDlkbVhZbjRBanQ4N0VBQDEzOS4yOC4xNzYuNTM6MzE1NzI=#KingFu%e6%99%af%e7%a6%8f%40YouTuBe%e8%af%b7%e8%ae%a2%e9%98%85</text:p>
      <text:p text:style-name="P1">trojan://fastssh.com@sg1.vless.co:443#KingFu%e6%99%af%e7%a6%8f%40YouTuBe%e8%af%b7%e8%ae%a2%e9%98%85</text:p>
      <text:p text:style-name="P1">ss://YWVzLTI1Ni1nY206Tkh3UVRQTENmYVR<text:soft-page-break/>NU3FUblUzbWpjU3hlQDIwNy4yNDQuNjcuMTQ5OjMzOTk4#KingFu%e6%99%af%e7%a6%8f%40YouTuBe%e8%af%b7%e8%ae%a2%e9%98%85</text:p>
      <text:p text:style-name="P1">ss://YWVzLTI1Ni1nY206bjh3NFN0bmJWRDlkbVhZbjRBanQ4N0VBQDE5NC4xMTAuMTE1Ljg1OjMxNTcy#KingFu%e6%99%af%e7%a6%8f%40YouTuBe%e8%af%b7%e8%ae%a2%e9%98%85</text:p>
      <text:p text:style-name="P1">ss://YWVzLTI1Ni1nY206bjh3NFN0bmJWRDlkbVhZbjRBanQ4N0VBQDE0My4yNDQuNDIuODY6MzE1NzI=#KingFu%e6%99%af%e7%a6%8f%40YouTuBe%e8%af%b7%e8%ae%a2%e9%98%85</text:p>
      <text:p text:style-name="P1">ss://YWVzLTI1Ni1nY206Tkh3UVRQTENmYVRNU3FUblUzbWpjU3hlQDEwNC4yMDAuMTMxLjI0NTozMzk5OA==#KingFu%e6%99%af%e7%a6%8f%40YouTuBe%e8%af%b7%e8%ae%a2%e9%98%85</text:p>
      <text:p text:style-name="P1">ss://YWVzLTI1Ni1nY206YVlOZUtETXpZUVl3NEtiVWJKQThXc3pxQDEwNC4yMDAuMTM<text:soft-page-break/>xLjI0NTozMTk0NA==#KingFu%e6%99%af%e7%a6%8f%40YouTuBe%e8%af%b7%e8%ae%a2%e9%98%85</text:p>
      <text:p text:style-name="P1">ss://Y2hhY2hhMjAtaWV0Zi1wb2x5MTMwNTprdTM4MllYSzhjTEVAc3MuaWQuc3NobWF4Lm5ldDo1NzQ3OA==#KingFu%e6%99%af%e7%a6%8f%40YouTuBe%e8%af%b7%e8%ae%a2%e9%98%85</text:p>
      <text:p text:style-name="P1">ss://Y2hhY2hhMjAtaWV0Zi1wb2x5MTMwNTo1NDNjM2JmZi0zZDliLTQxYjYtODAwZS1hOGFlM2ViMDcxMmFAZmZyZW56eS50azoxMTQ0Mw==#KingFu%e6%99%af%e7%a6%8f%40YouTuBe%e8%af%b7%e8%ae%a2%e9%98%85</text:p>
      <text:p text:style-name="P1"/>
      <text:p text:style-name="P1"/>
      <text:p text:style-name="P1">[</text:p>
      <text:p text:style-name="P1"><text:s text:c="4"/>{</text:p>
      <text:p text:style-name="P1"><text:s text:c="8"/>"address":"188.92.78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oft-page-break/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github.com/freefq - 新加坡NewMedia数据中心 27",</text:p>
      <text:p text:style-name="P1"><text:s text:c="8"/>"tls":"tls"</text:p>
      <text:p text:style-name="P1"><text:s text:c="4"/>},</text:p>
      <text:p text:style-name="P1"><text:s text:c="4"/>{</text:p>
      <text:p text:style-name="P1"><text:s text:c="8"/>"address":"2.58.242.43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台湾(欢迎订阅Youtube破解资源君)",</text:p>
      <text:p text:style-name="P1"><text:s text:c="8"/>"security":"aes-256-gcm"</text:p>
      <text:p text:style-name="P1"><text:s text:c="4"/>},</text:p>
      <text:p text:style-name="P1"><text:soft-page-break/><text:s text:c="4"/>{</text:p>
      <text:p text:style-name="P1"><text:s text:c="8"/>"address":"91.90.121.16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37.59.52.10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aYNeKDMzYQYw4KbUbJA8Wszq",</text:p>
      <text:p text:style-name="P1"><text:soft-page-break/><text:s text:c="8"/>"network":"tcp",</text:p>
      <text:p text:style-name="P1"><text:s text:c="8"/>"port":31944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91.90.121.187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44.76.188",</text:p>
      <text:p text:style-name="P1"><text:s text:c="8"/>"id":"YgusH2MWA8PWc3p2VDsR7AVv",</text:p>
      <text:p text:style-name="P1"><text:s text:c="8"/>"network":"tcp",</text:p>
      <text:p text:style-name="P1"><text:s text:c="8"/>"port":31764,</text:p>
      <text:p text:style-name="P1"><text:s text:c="8"/>"protocol":"shadowsocks",</text:p>
      <text:p text:style-name="P1"><text:s text:c="8"/>"ps":"欧洲(欢迎订阅Youtube破解资源君)",</text:p>
      <text:p text:style-name="P1"><text:soft-page-break/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124.240.14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ctive":true,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oft-page-break/><text:s text:c="8"/>"port":33998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81.19.214.3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oft-page-break/><text:s text:c="4"/>{</text:p>
      <text:p text:style-name="P1"><text:s text:c="8"/>"address":"188.92.78.1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oft-page-break/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oft-page-break/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44.76.18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oft-page-break/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欧洲(欢迎订阅Youtube破解资源君)",</text:p>
      <text:p text:style-name="P1"><text:s text:c="8"/>"security":"aes-256-gcm"</text:p>
      <text:p text:style-name="P1"><text:s text:c="4"/>},</text:p>
      <text:p text:style-name="P1"><text:soft-page-break/><text:s text:c="4"/>{</text:p>
      <text:p text:style-name="P1"><text:s text:c="8"/>"address":"137.59.52.10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J9Y2ncrdPEC38gwydNFFGBna",</text:p>
      <text:p text:style-name="P1"><text:s text:c="8"/>"network":"tcp",</text:p>
      <text:p text:style-name="P1"><text:s text:c="8"/>"port":35294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oft-page-break/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美国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oft-page-break/><text:s text:c="8"/>"address":"212.102.35.21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68.71.244.20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oft-page-break/><text:s text:c="8"/>"protocol":"shadowsocks",</text:p>
      <text:p text:style-name="P1"><text:s text:c="8"/>"ps":"老杨爱分享YouTube频道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66.115.182.6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美国(欢迎订阅Youtube破解资源君)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美国(欢迎订阅Youtube破解资源君)",</text:p>
      <text:p text:style-name="P1"><text:s text:c="8"/>"security":"aes-256-gcm"</text:p>
      <text:p text:style-name="P1"><text:soft-page-break/><text:s text:c="4"/>},</text:p>
      <text:p text:style-name="P1"><text:s text:c="4"/>{</text:p>
      <text:p text:style-name="P1"><text:s text:c="8"/>"address":"ru01.kelecloud.xyz",</text:p>
      <text:p text:style-name="P1"><text:s text:c="8"/>"alterId":1,</text:p>
      <text:p text:style-name="P1"><text:s text:c="8"/>"host":"baidu.com",</text:p>
      <text:p text:style-name="P1"><text:s text:c="8"/>"id":"73d5843d-248a-4783-9e8b-231d2d3f07f8",</text:p>
      <text:p text:style-name="P1"><text:s text:c="8"/>"network":"ws",</text:p>
      <text:p text:style-name="P1"><text:s text:c="8"/>"path":"/Pinmk4Nk",</text:p>
      <text:p text:style-name="P1"><text:s text:c="8"/>"port":20086,</text:p>
      <text:p text:style-name="P1"><text:s text:c="8"/>"protocol":"vmess",</text:p>
      <text:p text:style-name="P1"><text:s text:c="8"/>"ps":"w 8",</text:p>
      <text:p text:style-name="P1"><text:s text:c="8"/>"security":"auto",</text:p>
      <text:p text:style-name="P1"><text:s text:c="8"/>"tls":"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195.206.169.203:31572",</text:p>
      <text:p text:style-name="P1"><text:s text:c="8"/>"security":"aes-256-gcm"</text:p>
      <text:p text:style-name="P1"><text:s text:c="4"/>},</text:p>
      <text:p text:style-name="P1"><text:soft-page-break/><text:s text:c="4"/>{</text:p>
      <text:p text:style-name="P1"><text:s text:c="8"/>"address":"104.200.131.2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104.200.131.245:3399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68.71.244.20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68.71.244.208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oft-page-break/><text:s text:c="8"/>"ps":"188.92.78.145:3399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klusnb.2sx.xyz",</text:p>
      <text:p text:style-name="P1"><text:s text:c="8"/>"alterId":2,</text:p>
      <text:p text:style-name="P1"><text:s text:c="8"/>"host":"klusnb.2sx.xyz",</text:p>
      <text:p text:style-name="P1"><text:s text:c="8"/>"id":"73d5843d-248a-4783-9e8b-231d2d3f07f8",</text:p>
      <text:p text:style-name="P1"><text:s text:c="8"/>"network":"ws",</text:p>
      <text:p text:style-name="P1"><text:s text:c="8"/>"path":"/index",</text:p>
      <text:p text:style-name="P1"><text:s text:c="8"/>"port":20086,</text:p>
      <text:p text:style-name="P1"><text:s text:c="8"/>"protocol":"vmess",</text:p>
      <text:p text:style-name="P1"><text:s text:c="8"/>"ps":"w 16",</text:p>
      <text:p text:style-name="P1"><text:s text:c="8"/>"security":"auto",</text:p>
      <text:p text:style-name="P1"><text:s text:c="8"/>"tls":"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45.89.173.205:33998",</text:p>
      <text:p text:style-name="P1"><text:soft-page-break/><text:s text:c="8"/>"security":"aes-256-gcm"</text:p>
      <text:p text:style-name="P1"><text:s text:c="4"/>},</text:p>
      <text:p text:style-name="P1"><text:s text:c="4"/>{</text:p>
      <text:p text:style-name="P1"><text:s text:c="8"/>"address":"95.214.55.118",</text:p>
      <text:p text:style-name="P1"><text:s text:c="8"/>"alterId":64,</text:p>
      <text:p text:style-name="P1"><text:s text:c="8"/>"id":"ab2a10e8-50a1-4d20-e973-b211ea6457f4",</text:p>
      <text:p text:style-name="P1"><text:s text:c="8"/>"network":"tcp",</text:p>
      <text:p text:style-name="P1"><text:s text:c="8"/>"port":41505,</text:p>
      <text:p text:style-name="P1"><text:s text:c="8"/>"protocol":"vmess",</text:p>
      <text:p text:style-name="P1"><text:s text:c="8"/>"ps":"w 18",</text:p>
      <text:p text:style-name="P1"><text:s text:c="8"/>"security":"auto",</text:p>
      <text:p text:style-name="P1"><text:s text:c="8"/>"tls":"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w 19",</text:p>
      <text:p text:style-name="P1"><text:s text:c="8"/>"sni":"sg1.vless.co",</text:p>
      <text:p text:style-name="P1"><text:s text:c="8"/>"tls":"tls"</text:p>
      <text:p text:style-name="P1"><text:s text:c="4"/>},</text:p>
      <text:p text:style-name="P1"><text:s text:c="4"/>{</text:p>
      <text:p text:style-name="P1"><text:soft-page-break/><text:s text:c="8"/>"address":"45.89.173.20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45.89.173.205:3399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3.156.50.91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103.156.50.91:397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c-us3.ooxc.cc",</text:p>
      <text:p text:style-name="P1"><text:s text:c="8"/>"alterId":64,</text:p>
      <text:p text:style-name="P1"><text:s text:c="8"/>"host":"c-us3.ooxc.cc",</text:p>
      <text:p text:style-name="P1"><text:s text:c="8"/>"id":"db5d1aa3-908b-44d1-be0a-4e6a8d4e4cda",</text:p>
      <text:p text:style-name="P1"><text:s text:c="8"/>"network":"ws",</text:p>
      <text:p text:style-name="P1"><text:soft-page-break/><text:s text:c="8"/>"path":"/jj",</text:p>
      <text:p text:style-name="P1"><text:s text:c="8"/>"port":443,</text:p>
      <text:p text:style-name="P1"><text:s text:c="8"/>"protocol":"vmess",</text:p>
      <text:p text:style-name="P1"><text:s text:c="8"/>"ps":"w 24",</text:p>
      <text:p text:style-name="P1"><text:s text:c="8"/>"security":"auto",</text:p>
      <text:p text:style-name="P1"><text:s text:c="8"/>"tls":"tls"</text:p>
      <text:p text:style-name="P1"><text:s text:c="4"/>},</text:p>
      <text:p text:style-name="P1"><text:s text:c="4"/>{</text:p>
      <text:p text:style-name="P1"><text:s text:c="8"/>"address":"104.16.249.130",</text:p>
      <text:p text:style-name="P1"><text:s text:c="8"/>"alterId":0,</text:p>
      <text:p text:style-name="P1"><text:s text:c="8"/>"host":"rn.man-one.club",</text:p>
      <text:p text:style-name="P1"><text:s text:c="8"/>"id":"e6397eda-dd27-4832-a693-b3fb156ec0f3",</text:p>
      <text:p text:style-name="P1"><text:s text:c="8"/>"network":"ws",</text:p>
      <text:p text:style-name="P1"><text:s text:c="8"/>"path":"/233blog",</text:p>
      <text:p text:style-name="P1"><text:s text:c="8"/>"port":443,</text:p>
      <text:p text:style-name="P1"><text:s text:c="8"/>"protocol":"vmess",</text:p>
      <text:p text:style-name="P1"><text:s text:c="8"/>"ps":"w 25",</text:p>
      <text:p text:style-name="P1"><text:s text:c="8"/>"security":"auto",</text:p>
      <text:p text:style-name="P1"><text:s text:c="8"/>"sni":"rn.man-one.club",</text:p>
      <text:p text:style-name="P1"><text:s text:c="8"/>"tls":"tls"</text:p>
      <text:p text:style-name="P1"><text:s text:c="4"/>},</text:p>
      <text:p text:style-name="P1"><text:s text:c="4"/>{</text:p>
      <text:p text:style-name="P1"><text:s text:c="8"/>"address":"ss.us.sshmax.net",</text:p>
      <text:p text:style-name="P1"><text:s text:c="8"/>"id":"T3j6elRwEuA4",</text:p>
      <text:p text:style-name="P1"><text:soft-page-break/><text:s text:c="8"/>"network":"tcp",</text:p>
      <text:p text:style-name="P1"><text:s text:c="8"/>"port":1443,</text:p>
      <text:p text:style-name="P1"><text:s text:c="8"/>"protocol":"shadowsocks",</text:p>
      <text:p text:style-name="P1"><text:s text:c="8"/>"ps":"ss.us.sshmax.net:1443",</text:p>
      <text:p text:style-name="P1"><text:s text:c="8"/>"security":"chacha20-ietf-poly1305"</text:p>
      <text:p text:style-name="P1"><text:s text:c="4"/>},</text:p>
      <text:p text:style-name="P1"><text:s text:c="4"/>{</text:p>
      <text:p text:style-name="P1"><text:s text:c="8"/>"address":"ss.uk.sshmax.net",</text:p>
      <text:p text:style-name="P1"><text:s text:c="8"/>"id":"JSvsHhHYIuVG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ss.uk.sshmax.net:1443",</text:p>
      <text:p text:style-name="P1"><text:s text:c="8"/>"security":"chacha20-ietf-poly1305"</text:p>
      <text:p text:style-name="P1"><text:s text:c="4"/>},</text:p>
      <text:p text:style-name="P1"><text:s text:c="4"/>{</text:p>
      <text:p text:style-name="P1"><text:s text:c="8"/>"address":"ss.de.sshmax.net",</text:p>
      <text:p text:style-name="P1"><text:s text:c="8"/>"id":"HgCMlgbtQMxl",</text:p>
      <text:p text:style-name="P1"><text:s text:c="8"/>"network":"tcp",</text:p>
      <text:p text:style-name="P1"><text:s text:c="8"/>"port":21474,</text:p>
      <text:p text:style-name="P1"><text:s text:c="8"/>"protocol":"shadowsocks",</text:p>
      <text:p text:style-name="P1"><text:s text:c="8"/>"ps":"ss.de.sshmax.net:21474",</text:p>
      <text:p text:style-name="P1"><text:s text:c="8"/>"security":"chacha20-ietf-poly1305"</text:p>
      <text:p text:style-name="P1"><text:s text:c="4"/>},</text:p>
      <text:p text:style-name="P1"><text:s text:c="4"/>{</text:p>
      <text:p text:style-name="P1"><text:soft-page-break/><text:s text:c="8"/>"address":"qdcm-ds300.galaxy-cloud.cc",</text:p>
      <text:p text:style-name="P1"><text:s text:c="8"/>"id":"01f6169b-dcec-4ceb-ac6e-319d54245764",</text:p>
      <text:p text:style-name="P1"><text:s text:c="8"/>"network":"tcp",</text:p>
      <text:p text:style-name="P1"><text:s text:c="8"/>"port":30005,</text:p>
      <text:p text:style-name="P1"><text:s text:c="8"/>"protocol":"shadowsocks",</text:p>
      <text:p text:style-name="P1"><text:s text:c="8"/>"ps":"qdcm-ds300.galaxy-cloud.cc:30005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qdcm-ds300.galaxy-cloud.cc",</text:p>
      <text:p text:style-name="P1"><text:s text:c="8"/>"id":"01f6169b-dcec-4ceb-ac6e-319d54245764",</text:p>
      <text:p text:style-name="P1"><text:s text:c="8"/>"network":"tcp",</text:p>
      <text:p text:style-name="P1"><text:s text:c="8"/>"port":30001,</text:p>
      <text:p text:style-name="P1"><text:s text:c="8"/>"protocol":"shadowsocks",</text:p>
      <text:p text:style-name="P1"><text:s text:c="8"/>"ps":"qdcm-ds300.galaxy-cloud.cc:30001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3.208.248.208",</text:p>
      <text:p text:style-name="P1"><text:soft-page-break/><text:s text:c="8"/>"alterId":0,</text:p>
      <text:p text:style-name="P1"><text:s text:c="8"/>"host":"",</text:p>
      <text:p text:style-name="P1"><text:s text:c="8"/>"id":"6914f4cc-fa4b-4d5e-9a77-d6f8ea5e2f34",</text:p>
      <text:p text:style-name="P1"><text:s text:c="8"/>"network":"ws",</text:p>
      <text:p text:style-name="P1"><text:s text:c="8"/>"path":"/",</text:p>
      <text:p text:style-name="P1"><text:s text:c="8"/>"port":35105,</text:p>
      <text:p text:style-name="P1"><text:s text:c="8"/>"protocol":"vmess",</text:p>
      <text:p text:style-name="P1"><text:s text:c="8"/>"ps":"\uD83C\uDDEF\uD83C\uDDF5日本 \u2606\u2606 01 \u2606GMO\u2606 <text:s text:c="2"/>1.2倍率",</text:p>
      <text:p text:style-name="P1"><text:s text:c="8"/>"security":"auto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72.104.62.248",</text:p>
      <text:p text:style-name="P1"><text:s text:c="8"/>"alterId":2,</text:p>
      <text:p text:style-name="P1"><text:s text:c="8"/>"host":"www.um.edu.mo",</text:p>
      <text:p text:style-name="P1"><text:s text:c="8"/>"id":"3c6e2754-9553-4801-bcb2-2043d92a5a0e",</text:p>
      <text:p text:style-name="P1"><text:s text:c="8"/>"network":"ws",</text:p>
      <text:p text:style-name="P1"><text:s text:c="8"/>"path":"/",</text:p>
      <text:p text:style-name="P1"><text:s text:c="8"/>"port":80,</text:p>
      <text:p text:style-name="P1"><text:s text:c="8"/>"protocol":"vmess",</text:p>
      <text:p text:style-name="P1"><text:soft-page-break/><text:s text:c="8"/>"ps":"172.104.62.248",</text:p>
      <text:p text:style-name="P1"><text:s text:c="8"/>"security":"auto",</text:p>
      <text:p text:style-name="P1"><text:s text:c="8"/>"tls":"",</text:p>
      <text:p text:style-name="P1"><text:s text:c="8"/>"type":"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188.92.78.145:40093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207.244.67.149:33998",</text:p>
      <text:p text:style-name="P1"><text:s text:c="8"/>"security":"aes-256-gcm"</text:p>
      <text:p text:style-name="P1"><text:s text:c="4"/>},</text:p>
      <text:p text:style-name="P1"><text:soft-page-break/><text:s text:c="4"/>{</text:p>
      <text:p text:style-name="P1"><text:s text:c="8"/>"active":true,</text:p>
      <text:p text:style-name="P1"><text:s text:c="8"/>"address":"13.208.248.208",</text:p>
      <text:p text:style-name="P1"><text:s text:c="8"/>"alterId":0,</text:p>
      <text:p text:style-name="P1"><text:s text:c="8"/>"host":"",</text:p>
      <text:p text:style-name="P1"><text:s text:c="8"/>"id":"6914f4cc-fa4b-4d5e-9a77-d6f8ea5e2f34",</text:p>
      <text:p text:style-name="P1"><text:s text:c="8"/>"network":"ws",</text:p>
      <text:p text:style-name="P1"><text:s text:c="8"/>"path":"/",</text:p>
      <text:p text:style-name="P1"><text:s text:c="8"/>"port":35105,</text:p>
      <text:p text:style-name="P1"><text:s text:c="8"/>"protocol":"vmess",</text:p>
      <text:p text:style-name="P1"><text:s text:c="8"/>"ps":"\uD83C\uDDEF\uD83C\uDDF5日本 \u2606\u2606 01 \u2606GMO\u2606 <text:s text:c="2"/>1.2倍率",</text:p>
      <text:p text:style-name="P1"><text:s text:c="8"/>"security":"auto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hk4.direct.iplc.pro",</text:p>
      <text:p text:style-name="P1"><text:s text:c="8"/>"alterId":1,</text:p>
      <text:p text:style-name="P1"><text:s text:c="8"/>"host":"",</text:p>
      <text:p text:style-name="P1"><text:s text:c="8"/>"id":"8724dc84-b57b-40a5-ba5c-da3a2e85b92a",</text:p>
      <text:p text:style-name="P1"><text:s text:c="8"/>"network":"tcp",</text:p>
      <text:p text:style-name="P1"><text:soft-page-break/><text:s text:c="8"/>"path":"/",</text:p>
      <text:p text:style-name="P1"><text:s text:c="8"/>"port":52000,</text:p>
      <text:p text:style-name="P1"><text:s text:c="8"/>"protocol":"vmess",</text:p>
      <text:p text:style-name="P1"><text:s text:c="8"/>"ps":"\uD83C\uDDED\uD83C\uDDF0香港 \u2606\u2606 <text:s/>03 \u2606AWS\u2606 <text:s/>1.2倍率",</text:p>
      <text:p text:style-name="P1"><text:s text:c="8"/>"security":"auto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az1.keaiyun.xyz",</text:p>
      <text:p text:style-name="P1"><text:s text:c="8"/>"alterId":2,</text:p>
      <text:p text:style-name="P1"><text:s text:c="8"/>"host":"www.baidu.com",</text:p>
      <text:p text:style-name="P1"><text:s text:c="8"/>"id":"44189341-2cc9-3be9-bb10-c135e98cd8eb",</text:p>
      <text:p text:style-name="P1"><text:s text:c="8"/>"network":"ws",</text:p>
      <text:p text:style-name="P1"><text:s text:c="8"/>"path":"/v2ray",</text:p>
      <text:p text:style-name="P1"><text:s text:c="8"/>"port":31104,</text:p>
      <text:p text:style-name="P1"><text:s text:c="8"/>"protocol":"vmess",</text:p>
      <text:p text:style-name="P1"><text:s text:c="8"/>"ps":"\uD83C\uDDEB\uD83C\uDDF7法国 \u2606\u2606 01 \u2606NTT\u2606 <text:s text:c="2"/>1.2倍率",</text:p>
      <text:p text:style-name="P1"><text:s text:c="8"/>"security":"auto",</text:p>
      <text:p text:style-name="P1"><text:s text:c="8"/>"tls":"",</text:p>
      <text:p text:style-name="P1"><text:soft-page-break/><text:s text:c="8"/>"type":"none"</text:p>
      <text:p text:style-name="P1"><text:s text:c="4"/>},</text:p>
      <text:p text:style-name="P1"><text:s text:c="4"/>{</text:p>
      <text:p text:style-name="P1"><text:s text:c="8"/>"address":"hk3.direct.iplc.pro",</text:p>
      <text:p text:style-name="P1"><text:s text:c="8"/>"alterId":1,</text:p>
      <text:p text:style-name="P1"><text:s text:c="8"/>"host":"",</text:p>
      <text:p text:style-name="P1"><text:s text:c="8"/>"id":"8724dc84-b57b-40a5-ba5c-da3a2e85b92a",</text:p>
      <text:p text:style-name="P1"><text:s text:c="8"/>"network":"tcp",</text:p>
      <text:p text:style-name="P1"><text:s text:c="8"/>"path":"/",</text:p>
      <text:p text:style-name="P1"><text:s text:c="8"/>"port":52000,</text:p>
      <text:p text:style-name="P1"><text:s text:c="8"/>"protocol":"vmess",</text:p>
      <text:p text:style-name="P1"><text:s text:c="8"/>"ps":"\uD83C\uDDED\uD83C\uDDF0香港 \u2606\u2606 <text:s/>04 \u2606AWS\u2606 <text:s/>1.2倍率",</text:p>
      <text:p text:style-name="P1"><text:s text:c="8"/>"security":"auto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oft-page-break/><text:s text:c="8"/>"protocol":"shadowsocks",</text:p>
      <text:p text:style-name="P1"><text:s text:c="8"/>"ps":"188.92.78.145:40093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45.89.173.205:33998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188.92.78.145:3399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37.59.52.107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137.59.52.107:397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188.92.78.203:33998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188.92.78.203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195.206.169.203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62.212.239.5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62.212.239.53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oft-page-break/><text:s text:c="8"/>"id":"J9Y2ncrdPEC38gwydNFFGBna",</text:p>
      <text:p text:style-name="P1"><text:s text:c="8"/>"network":"tcp",</text:p>
      <text:p text:style-name="P1"><text:s text:c="8"/>"port":35294,</text:p>
      <text:p text:style-name="P1"><text:s text:c="8"/>"protocol":"shadowsocks",</text:p>
      <text:p text:style-name="P1"><text:s text:c="8"/>"ps":"188.92.78.145:35294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2.100.166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185.2.100.166:397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oft-page-break/><text:s text:c="8"/>"ps":"188.92.78.145:31944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188.92.78.145:397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\uD83C\uDDEF\uD83C\uDDF5 新加坡 ",</text:p>
      <text:p text:style-name="P1"><text:s text:c="8"/>"sni":"sg1.vless.co",</text:p>
      <text:p text:style-name="P1"><text:s text:c="8"/>"tls":"tls"</text:p>
      <text:p text:style-name="P1"><text:s text:c="4"/>},</text:p>
      <text:p text:style-name="P1"><text:s text:c="4"/>{</text:p>
      <text:p text:style-name="P1"><text:soft-page-break/><text:s text:c="8"/>"address":"103.156.50.91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103.156.50.91:397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82.102.26.91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82.102.26.91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39.28.176.5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oft-page-break/><text:s text:c="8"/>"protocol":"shadowsocks",</text:p>
      <text:p text:style-name="P1"><text:s text:c="8"/>"ps":"139.28.176.53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207.244.67.149:33998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93.29.106.197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193.29.106.197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oft-page-break/><text:s text:c="8"/>"address":"207.244.67.149",</text:p>
      <text:p text:style-name="P1"><text:s text:c="8"/>"id":"J9Y2ncrdPEC38gwydNFFGBna",</text:p>
      <text:p text:style-name="P1"><text:s text:c="8"/>"network":"tcp",</text:p>
      <text:p text:style-name="P1"><text:s text:c="8"/>"port":35294,</text:p>
      <text:p text:style-name="P1"><text:s text:c="8"/>"protocol":"shadowsocks",</text:p>
      <text:p text:style-name="P1"><text:s text:c="8"/>"ps":"207.244.67.149:35294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\uD83C\uDDEF\uD83C\uDDF5 新加坡 \uD83D\uDE80",</text:p>
      <text:p text:style-name="P1"><text:s text:c="8"/>"sni":"sg1.vless.co"</text:p>
      <text:p text:style-name="P1"><text:s text:c="4"/>},</text:p>
      <text:p text:style-name="P1"><text:s text:c="4"/>{</text:p>
      <text:p text:style-name="P1"><text:s text:c="8"/>"address":"143.244.42.86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oft-page-break/><text:s text:c="8"/>"protocol":"shadowsocks",</text:p>
      <text:p text:style-name="P1"><text:s text:c="8"/>"ps":"143.244.42.86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12.102.35.21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212.102.35.218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43.244.42.86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143.244.42.86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oft-page-break/><text:s text:c="8"/>"address":"194.110.115.85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194.110.115.85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s.us.sshmax.net",</text:p>
      <text:p text:style-name="P1"><text:s text:c="8"/>"id":"syCiJl3nb8OD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ss.us.sshmax.net:57478",</text:p>
      <text:p text:style-name="P1"><text:s text:c="8"/>"security":"chacha20-ietf-poly1305"</text:p>
      <text:p text:style-name="P1"><text:s text:c="4"/>},</text:p>
      <text:p text:style-name="P1"><text:s text:c="4"/>{</text:p>
      <text:p text:style-name="P1"><text:s text:c="8"/>"address":"68.71.244.20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68.71.244.208:31572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oft-page-break/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oft-page-break/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oft-page-break/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89.46.223.23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oft-page-break/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44.76.188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gmegme.ml",</text:p>
      <text:p text:style-name="P1"><text:s text:c="8"/>"id":"d48629f1-ac71-45ef-b325-37d73da258e8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KingFu景福@YouTuBe请订阅",</text:p>
      <text:p text:style-name="P1"><text:s text:c="8"/>"tls":"tls"</text:p>
      <text:p text:style-name="P1"><text:s text:c="4"/>},</text:p>
      <text:p text:style-name="P1"><text:s text:c="4"/>{</text:p>
      <text:p text:style-name="P1"><text:s text:c="8"/>"address":"212.102.35.21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124.240.14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39.28.176.53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KingFu景福@YouTuBe请订阅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oft-page-break/><text:s text:c="4"/>},</text:p>
      <text:p text:style-name="P1"><text:s text:c="4"/>{</text:p>
      <text:p text:style-name="P1"><text:s text:c="8"/>"address":"194.110.115.85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43.244.42.86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NHwQTPLCfaTMSqTnU3mjcSxe",</text:p>
      <text:p text:style-name="P1"><text:soft-page-break/><text:s text:c="8"/>"network":"tcp",</text:p>
      <text:p text:style-name="P1"><text:s text:c="8"/>"port":33998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KingFu景福@YouTuBe请订阅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ffrenzy.tk",</text:p>
      <text:p text:style-name="P1"><text:s text:c="8"/>"id":"543c3bff-3d9b-41b6-800e-a8ae3eb0712a",</text:p>
      <text:p text:style-name="P1"><text:s text:c="8"/>"network":"tcp",</text:p>
      <text:p text:style-name="P1"><text:s text:c="8"/>"port":11443,</text:p>
      <text:p text:style-name="P1"><text:s text:c="8"/>"protocol":"shadowsocks",</text:p>
      <text:p text:style-name="P1"><text:s text:c="8"/>"ps":"KingFu景福@YouTuBe请订阅",</text:p>
      <text:p text:style-name="P1"><text:s text:c="8"/>"security":"chacha20-ietf-poly1305"</text:p>
      <text:p text:style-name="P1"><text:soft-page-break/><text:s text:c="4"/>},</text:p>
      <text:p text:style-name="P1"><text:s text:c="4"/>{</text:p>
      <text:p text:style-name="P1"><text:s text:c="8"/>"address":"104.16.248.130",</text:p>
      <text:p text:style-name="P1"><text:s text:c="8"/>"alterId":0,</text:p>
      <text:p text:style-name="P1"><text:s text:c="8"/>"host":"rn.man-one.club",</text:p>
      <text:p text:style-name="P1"><text:s text:c="8"/>"id":"e6397eda-dd27-4832-a693-b3fb156ec0f3",</text:p>
      <text:p text:style-name="P1"><text:s text:c="8"/>"network":"ws",</text:p>
      <text:p text:style-name="P1"><text:s text:c="8"/>"path":"/233blog",</text:p>
      <text:p text:style-name="P1"><text:s text:c="8"/>"port":443,</text:p>
      <text:p text:style-name="P1"><text:s text:c="8"/>"protocol":"vmess",</text:p>
      <text:p text:style-name="P1"><text:s text:c="8"/>"ps":"顺丰资源Youtube",</text:p>
      <text:p text:style-name="P1"><text:s text:c="8"/>"security":"auto",</text:p>
      <text:p text:style-name="P1"><text:s text:c="8"/>"sni":"rn.man-one.club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4.16.249.130",</text:p>
      <text:p text:style-name="P1"><text:s text:c="8"/>"alterId":0,</text:p>
      <text:p text:style-name="P1"><text:s text:c="8"/>"host":"rn.man-one.club",</text:p>
      <text:p text:style-name="P1"><text:s text:c="8"/>"id":"e6397eda-dd27-4832-a693-b3fb156ec0f3",</text:p>
      <text:p text:style-name="P1"><text:s text:c="8"/>"network":"ws",</text:p>
      <text:p text:style-name="P1"><text:s text:c="8"/>"path":"/233blog",</text:p>
      <text:p text:style-name="P1"><text:soft-page-break/><text:s text:c="8"/>"port":443,</text:p>
      <text:p text:style-name="P1"><text:s text:c="8"/>"protocol":"vmess",</text:p>
      <text:p text:style-name="P1"><text:s text:c="8"/>"ps":"顺丰资源Youtube",</text:p>
      <text:p text:style-name="P1"><text:s text:c="8"/>"security":"auto",</text:p>
      <text:p text:style-name="P1"><text:s text:c="8"/>"sni":"rn.man-one.club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3.224.31.210",</text:p>
      <text:p text:style-name="P1"><text:s text:c="8"/>"alterId":64,</text:p>
      <text:p text:style-name="P1"><text:s text:c="8"/>"host":"www.53933374.xyz",</text:p>
      <text:p text:style-name="P1"><text:s text:c="8"/>"id":"4aa50ee1-1a3c-4ab5-8f4a-998f8ccedd06",</text:p>
      <text:p text:style-name="P1"><text:s text:c="8"/>"network":"ws",</text:p>
      <text:p text:style-name="P1"><text:s text:c="8"/>"path":"/path/270119141029",</text:p>
      <text:p text:style-name="P1"><text:s text:c="8"/>"port":443,</text:p>
      <text:p text:style-name="P1"><text:s text:c="8"/>"protocol":"vmess",</text:p>
      <text:p text:style-name="P1"><text:s text:c="8"/>"ps":"顺丰资源Youtube",</text:p>
      <text:p text:style-name="P1"><text:s text:c="8"/>"security":"auto",</text:p>
      <text:p text:style-name="P1"><text:s text:c="8"/>"sni":"www.53933374.xyz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oft-page-break/><text:s text:c="8"/>"address":"45.89.173.20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81.19.214.3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212.102.35.21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43.244.42.86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5.124.240.14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188.92.78.203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oft-page-break/><text:s text:c="8"/>"ps":"顺丰资源Youtube",</text:p>
      <text:p text:style-name="P1"><text:s text:c="8"/>"security":"aes-256-gcm"</text:p>
      <text:p text:style-name="P1"><text:s text:c="4"/>},</text:p>
      <text:p text:style-name="P1"><text:s text:c="4"/>{</text:p>
      <text:p text:style-name="P1"><text:s text:c="8"/>"address":"sg1.vless.co",</text:p>
      <text:p text:style-name="P1"><text:s text:c="8"/>"id":"fastssh.com",</text:p>
      <text:p text:style-name="P1"><text:s text:c="8"/>"network":"tcp",</text:p>
      <text:p text:style-name="P1"><text:s text:c="8"/>"port":443,</text:p>
      <text:p text:style-name="P1"><text:s text:c="8"/>"protocol":"trojan",</text:p>
      <text:p text:style-name="P1"><text:s text:c="8"/>"ps":"顺丰资源Youtube"</text:p>
      <text:p text:style-name="P1"><text:s text:c="4"/>},</text:p>
      <text:p text:style-name="P1"><text:s text:c="4"/>{</text:p>
      <text:p text:style-name="P1"><text:s text:c="8"/>"address":"51.79.64.57",</text:p>
      <text:p text:style-name="P1"><text:s text:c="8"/>"id":"r4TeEt5bK0UD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CA_01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%2F%%202Fraw.githubusercontent.com%EF<text:soft-page-break/>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ctive":true,</text:p>
      <text:p text:style-name="P1"><text:s text:c="8"/>"address":"221.228.99.36",</text:p>
      <text:p text:style-name="P1"><text:s text:c="8"/>"id":"123",</text:p>
      <text:p text:style-name="P1"><text:s text:c="8"/>"network":"tcp",</text:p>
      <text:p text:style-name="P1"><text:s text:c="8"/>"port":8888,</text:p>
      <text:p text:style-name="P1"><text:s text:c="8"/>"protocol":"shadowsocks",</text:p>
      <text:p text:style-name="P1"><text:s text:c="8"/>"ps":"\uD83C\uDDE8\uD83C\uDDF3 CN_02 TG@peekfun",</text:p>
      <text:p text:style-name="P1"><text:s text:c="8"/>"security":"aes-256-cfb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oft-page-break/><text:s text:c="4"/>},</text:p>
      <text:p text:style-name="P1"><text:s text:c="4"/>{</text:p>
      <text:p text:style-name="P1"><text:s text:c="8"/>"address":"51.75.141.238",</text:p>
      <text:p text:style-name="P1"><text:s text:c="8"/>"id":"6nhHHuGHw2D5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\uD83C\uDDEB\uD83C\uDDF7 FR_03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195.118.69",</text:p>
      <text:p text:style-name="P1"><text:s text:c="8"/>"id":"HgCMlgbtQMxl",</text:p>
      <text:p text:style-name="P1"><text:s text:c="8"/>"network":"tcp",</text:p>
      <text:p text:style-name="P1"><text:soft-page-break/><text:s text:c="8"/>"port":21474,</text:p>
      <text:p text:style-name="P1"><text:s text:c="8"/>"protocol":"shadowsocks",</text:p>
      <text:p text:style-name="P1"><text:s text:c="8"/>"ps":"\uD83C\uDDEB\uD83C\uDDF7 FR_04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195.118.69",</text:p>
      <text:p text:style-name="P1"><text:s text:c="8"/>"id":"cWv8FcJk0VpS",</text:p>
      <text:p text:style-name="P1"><text:s text:c="8"/>"network":"tcp",</text:p>
      <text:p text:style-name="P1"><text:s text:c="8"/>"port":21474,</text:p>
      <text:p text:style-name="P1"><text:s text:c="8"/>"protocol":"shadowsocks",</text:p>
      <text:p text:style-name="P1"><text:s text:c="8"/>"ps":"\uD83C\uDDEB\uD83C\uDDF7 FR_05 TG@peekfun",</text:p>
      <text:p text:style-name="P1"><text:s text:c="8"/>"security":"chacha20-ietf-poly1305",</text:p>
      <text:p text:style-name="P1"><text:soft-page-break/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195.149.30",</text:p>
      <text:p text:style-name="P1"><text:s text:c="8"/>"id":"HgVDIN05O6bH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\uD83C\uDDEB\uD83C\uDDF7 FR_06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<text:soft-page-break/>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195.149.30",</text:p>
      <text:p text:style-name="P1"><text:s text:c="8"/>"id":"JSvsHhHYIuVG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\uD83C\uDDEB\uD83C\uDDF7 FR_07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oft-page-break/><text:s text:c="4"/>},</text:p>
      <text:p text:style-name="P1"><text:s text:c="4"/>{</text:p>
      <text:p text:style-name="P1"><text:s text:c="8"/>"address":"89.46.223.23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\uD83C\uDDF3\uD83C\uDDF1 NL_25 TG@peekfun",</text:p>
      <text:p text:style-name="P1"><text:s text:c="8"/>"security":"aes-256-gcm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146.59.3.33",</text:p>
      <text:p text:style-name="P1"><text:s text:c="8"/>"id":"M1LCZAlfz1bV",</text:p>
      <text:p text:style-name="P1"><text:soft-page-break/><text:s text:c="8"/>"network":"tcp",</text:p>
      <text:p text:style-name="P1"><text:s text:c="8"/>"port":1443,</text:p>
      <text:p text:style-name="P1"><text:s text:c="8"/>"protocol":"shadowsocks",</text:p>
      <text:p text:style-name="P1"><text:s text:c="8"/>"ps":"NO_26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81.35.164",</text:p>
      <text:p text:style-name="P1"><text:s text:c="8"/>"id":"T3j6elRwEuA4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\uD83C\uDDFA\uD83C\uDDF2 US_30 TG@peekfun",</text:p>
      <text:p text:style-name="P1"><text:s text:c="8"/>"security":"chacha20-ietf-poly1305",</text:p>
      <text:p text:style-name="P1"><text:soft-page-break/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51.81.35.164",</text:p>
      <text:p text:style-name="P1"><text:s text:c="8"/>"id":"syCiJl3nb8OD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\uD83C\uDDFA\uD83C\uDDF2 US_32 TG@peekfun",</text:p>
      <text:p text:style-name="P1"><text:s text:c="8"/>"security":"chacha20-ietf-poly1305",</text:p>
      <text:p text:style-name="P1"><text:s text:c="8"/>"subscribeUrl":"https://subcon.dlj.tf/sub?target=ss&amp;url=https%3A%2F%2Fupan.tk%2Fclash%2Fproxies&amp;insert=false&amp;config=https%3A<text:soft-page-break/>%2F%%202Fraw.githubusercontent.com%EF%BC%852FACL4SSR%EF%BC%852FACL4SSR%EF%BC%852Fmaster%EF%BC%852FClash%EF%BC%852Fconfig%EF%BC%852FACL4SSR_Online.ini"</text:p>
      <text:p text:style-name="P1"><text:s text:c="4"/>},</text:p>
      <text:p text:style-name="P1"><text:s text:c="4"/>{</text:p>
      <text:p text:style-name="P1"><text:s text:c="8"/>"address":"107.181.166.5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\uD83C\uDDFA\uD83C\uDDF2 US_33 TG@peekfun",</text:p>
      <text:p text:style-name="P1"><text:s text:c="8"/>"security":"aes-256-gcm",</text:p>
      <text:p text:style-name="P1"><text:s text:c="8"/>"subscribeUrl":"https://subcon.dlj.tf/sub?target=ss&amp;url=https%3A%2F%2Fupan.tk%2Fclash%2Fproxies&amp;insert=false&amp;config=https%3A%2F%%202Fraw.githubusercontent.com%EF%BC%852FACL4SSR%EF%BC%852FACL4SSR%EF%BC%852Fmaster%EF%BC%852FClash%EF%BC%852Fconfig%EF%BC%852FACL4SSR_Online.ini"</text:p>
      <text:p text:style-name="P1"><text:soft-page-break/><text:s text:c="4"/>},</text:p>
      <text:p text:style-name="P1"><text:s text:c="4"/>{</text:p>
      <text:p text:style-name="P1"><text:s text:c="8"/>"address":"51.81.35.164",</text:p>
      <text:p text:style-name="P1"><text:s text:c="8"/>"id":"syCiJl3nb8OD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\uD83C\uDDFA\uD83C\uDDF8US_2990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5.44.76.188",</text:p>
      <text:p text:style-name="P1"><text:s text:c="8"/>"id":"YgusH2MWA8PWc3p2VDsR7AVv",</text:p>
      <text:p text:style-name="P1"><text:s text:c="8"/>"network":"tcp",</text:p>
      <text:p text:style-name="P1"><text:s text:c="8"/>"port":31764,</text:p>
      <text:p text:style-name="P1"><text:s text:c="8"/>"protocol":"shadowsocks",</text:p>
      <text:p text:style-name="P1"><text:s text:c="8"/>"ps":"Pool__1063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5.189.202.9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Pool_\uD83C\uDDF7\uD83C\uDDFARU_2477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.58.242.43",</text:p>
      <text:p text:style-name="P1"><text:s text:c="8"/>"id":"xpQwyV4W5FdA6NMANJJx73US",</text:p>
      <text:p text:style-name="P1"><text:s text:c="8"/>"network":"tcp",</text:p>
      <text:p text:style-name="P1"><text:s text:c="8"/>"port":38033,</text:p>
      <text:p text:style-name="P1"><text:s text:c="8"/>"protocol":"shadowsocks",</text:p>
      <text:p text:style-name="P1"><text:soft-page-break/><text:s text:c="8"/>"ps":"Pool_\uD83C\uDDF9\uD83C\uDDFCTW_2556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03.156.50.91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Pool_\uD83C\uDFC1ZZ_317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23.166.165.243",</text:p>
      <text:p text:style-name="P1"><text:s text:c="8"/>"alterId":1,</text:p>
      <text:p text:style-name="P1"><text:s text:c="8"/>"host":"",</text:p>
      <text:p text:style-name="P1"><text:soft-page-break/><text:s text:c="8"/>"id":"4346ac21-594c-415f-84cb-40307b7b32fa",</text:p>
      <text:p text:style-name="P1"><text:s text:c="8"/>"network":"tcp",</text:p>
      <text:p text:style-name="P1"><text:s text:c="8"/>"path":"/",</text:p>
      <text:p text:style-name="P1"><text:s text:c="8"/>"port":10005,</text:p>
      <text:p text:style-name="P1"><text:s text:c="8"/>"protocol":"vmess",</text:p>
      <text:p text:style-name="P1"><text:s text:c="8"/>"ps":"Relay_\uD83C\uDDE8\uD83C\uDDF3CN-\uD83C\uDDED\uD83C\uDDF0HK_1997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62.212.239.5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Pool_\uD83C\uDDE6\uD83C\uDDFFAZ_1933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ffrenzy.tk",</text:p>
      <text:p text:style-name="P1"><text:s text:c="8"/>"id":"543c3bff-3d9b-41b6-800e-a8ae3eb0712a",</text:p>
      <text:p text:style-name="P1"><text:s text:c="8"/>"network":"tcp",</text:p>
      <text:p text:style-name="P1"><text:s text:c="8"/>"port":11443,</text:p>
      <text:p text:style-name="P1"><text:s text:c="8"/>"protocol":"shadowsocks",</text:p>
      <text:p text:style-name="P1"><text:s text:c="8"/>"ps":"Relay_\uD83C\uDDEF\uD83C\uDDF5JP-\uD83C\uDDEF\uD83C\uDDF5JP_2171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37.59.52.107",</text:p>
      <text:p text:style-name="P1"><text:s text:c="8"/>"id":"8n6pwAcrrv2pj6tFY2p3TbQ6",</text:p>
      <text:p text:style-name="P1"><text:soft-page-break/><text:s text:c="8"/>"network":"tcp",</text:p>
      <text:p text:style-name="P1"><text:s text:c="8"/>"port":33992,</text:p>
      <text:p text:style-name="P1"><text:s text:c="8"/>"protocol":"shadowsocks",</text:p>
      <text:p text:style-name="P1"><text:s text:c="8"/>"ps":"Pool_\uD83C\uDDEE\uD83C\uDDF3IN_2154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37.59.52.107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Pool_\uD83C\uDDEE\uD83C\uDDF3IN_2156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51.195.149.30",</text:p>
      <text:p text:style-name="P1"><text:s text:c="8"/>"id":"HgVDIN05O6bH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\uD83C\uDDEB\uD83C\uDDF7FR_2079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5.124.240.14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Pool__1719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51.79.64.57",</text:p>
      <text:p text:style-name="P1"><text:s text:c="8"/>"id":"r4TeEt5bK0UD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\uD83C\uDDE8\uD83C\uDDE6CA_197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5.206.169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Pool_\uD83C\uDDEC\uD83C\uDDE7GB_2103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hcn2-04.iplc188.com",</text:p>
      <text:p text:style-name="P1"><text:s text:c="8"/>"alterId":1,</text:p>
      <text:p text:style-name="P1"><text:s text:c="8"/>"host":"",</text:p>
      <text:p text:style-name="P1"><text:s text:c="8"/>"id":"4346ac21-594c-415f-84cb-40307b7b32fa",</text:p>
      <text:p text:style-name="P1"><text:s text:c="8"/>"network":"tcp",</text:p>
      <text:p text:style-name="P1"><text:s text:c="8"/>"path":"/",</text:p>
      <text:p text:style-name="P1"><text:s text:c="8"/>"port":"10002",</text:p>
      <text:p text:style-name="P1"><text:s text:c="8"/>"protocol":"vmess",</text:p>
      <text:p text:style-name="P1"><text:s text:c="8"/>"ps":"Relay_\uD83C\uDDE8\uD83C\uDDF3CN-\uD83C\uDDFA\uD83C\uDDF8US_1996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143.244.56.230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Pool_\uD83C\uDDFA\uD83C\uDDF8US_2890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38.199.40.169",</text:p>
      <text:p text:style-name="P1"><text:s text:c="8"/>"id":"LkFAzkzXkSCRYa2CsRdL8cGb",</text:p>
      <text:p text:style-name="P1"><text:s text:c="8"/>"network":"tcp",</text:p>
      <text:p text:style-name="P1"><text:s text:c="8"/>"port":34815,</text:p>
      <text:p text:style-name="P1"><text:s text:c="8"/>"protocol":"shadowsocks",</text:p>
      <text:p text:style-name="P1"><text:s text:c="8"/>"ps":"Pool_\uD83C\uDFC1ZZ_3193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s.ru.sshmax.net",</text:p>
      <text:p text:style-name="P1"><text:s text:c="8"/>"id":"QDDRsUq0FPi9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Relay_\uD83C\uDDF7\uD83C\uDDFARU-\uD83C\uDDF7\uD83C\uDDFARU_247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91.90.121.16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Pool_\uD83C\uDDF7\uD83C\uDDF4RO_2446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s.sg.sshmax.net",</text:p>
      <text:p text:style-name="P1"><text:s text:c="8"/>"id":"grtvkkHAinCf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Relay_\uD83C\uDDE8\uD83C\uDDE6CA-\uD83C\uDDE8\uD83C\uDDE6CA_1973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23.166.165.243",</text:p>
      <text:p text:style-name="P1"><text:s text:c="8"/>"alterId":1,</text:p>
      <text:p text:style-name="P1"><text:s text:c="8"/>"host":"",</text:p>
      <text:p text:style-name="P1"><text:soft-page-break/><text:s text:c="8"/>"id":"4346ac21-594c-415f-84cb-40307b7b32fa",</text:p>
      <text:p text:style-name="P1"><text:s text:c="8"/>"network":"tcp",</text:p>
      <text:p text:style-name="P1"><text:s text:c="8"/>"path":"/",</text:p>
      <text:p text:style-name="P1"><text:s text:c="8"/>"port":"10002",</text:p>
      <text:p text:style-name="P1"><text:s text:c="8"/>"protocol":"vmess",</text:p>
      <text:p text:style-name="P1"><text:s text:c="8"/>"ps":"Relay_\uD83C\uDDE8\uD83C\uDDF3CN-\uD83C\uDDF0\uD83C\uDDF7KR_199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85.10.50.164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oft-page-break/><text:s text:c="8"/>"ps":"Pool__1180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5.44.76.18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Pool__1062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bigsur.cf",</text:p>
      <text:p text:style-name="P1"><text:s text:c="8"/>"alterId":12,</text:p>
      <text:p text:style-name="P1"><text:s text:c="8"/>"host":"bigsur.cf",</text:p>
      <text:p text:style-name="P1"><text:s text:c="8"/>"id":"54d48b3e-89f5-11eb-a57d-560003426bdc",</text:p>
      <text:p text:style-name="P1"><text:soft-page-break/><text:s text:c="8"/>"network":"ws",</text:p>
      <text:p text:style-name="P1"><text:s text:c="8"/>"path":"/wyCnX5Dc/",</text:p>
      <text:p text:style-name="P1"><text:s text:c="8"/>"port":"443",</text:p>
      <text:p text:style-name="P1"><text:s text:c="8"/>"protocol":"vmess",</text:p>
      <text:p text:style-name="P1"><text:s text:c="8"/>"ps":"Relay_\uD83C\uDDFA\uD83C\uDDF8US-\uD83C\uDDFA\uD83C\uDDF8US_302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91.90.121.187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Pool__1721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8.71.244.20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\uD83C\uDDE8\uD83C\uDDE6CA_1972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2.102.26.91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oft-page-break/><text:s text:c="8"/>"ps":"Pool_\uD83C\uDDEE\uD83C\uDDF9IT_2167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3.29.106.197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Pool_\uD83C\uDDF7\uD83C\uDDF4RO_2449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centos.fuchau.xyz",</text:p>
      <text:p text:style-name="P1"><text:s text:c="8"/>"alterId":2,</text:p>
      <text:p text:style-name="P1"><text:s text:c="8"/>"host":"centos.fuchau.xyz",</text:p>
      <text:p text:style-name="P1"><text:soft-page-break/><text:s text:c="8"/>"id":"b707c9e6-3a61-4f0b-8844-9a398cfadfb7",</text:p>
      <text:p text:style-name="P1"><text:s text:c="8"/>"network":"ws",</text:p>
      <text:p text:style-name="P1"><text:s text:c="8"/>"path":"/add76314/",</text:p>
      <text:p text:style-name="P1"><text:s text:c="8"/>"port":"443",</text:p>
      <text:p text:style-name="P1"><text:s text:c="8"/>"protocol":"vmess",</text:p>
      <text:p text:style-name="P1"><text:s text:c="8"/>"ps":"Relay_\uD83C\uDDED\uD83C\uDDF0HK-\uD83C\uDDED\uD83C\uDDF0HK_2129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85.10.50.164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oft-page-break/><text:s text:c="8"/>"ps":"Pool_\uD83C\uDDED\uD83C\uDDF7HR_2137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6.115.182.6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Pool__462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8.147.22.87",</text:p>
      <text:p text:style-name="P1"><text:s text:c="8"/>"id":"gJYzm3TLbdL495ryQptaJXQk",</text:p>
      <text:p text:style-name="P1"><text:s text:c="8"/>"network":"tcp",</text:p>
      <text:p text:style-name="P1"><text:soft-page-break/><text:s text:c="8"/>"port":32558,</text:p>
      <text:p text:style-name="P1"><text:s text:c="8"/>"protocol":"shadowsocks",</text:p>
      <text:p text:style-name="P1"><text:s text:c="8"/>"ps":"w4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8.147.22.87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Pool_\uD83C\uDDFA\uD83C\uDDF8US_1257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5.10.50.164",</text:p>
      <text:p text:style-name="P1"><text:soft-page-break/><text:s text:c="8"/>"id":"kD9vkjnE6dsUzwQfvKkPkQAd",</text:p>
      <text:p text:style-name="P1"><text:s text:c="8"/>"network":"tcp",</text:p>
      <text:p text:style-name="P1"><text:s text:c="8"/>"port":37588,</text:p>
      <text:p text:style-name="P1"><text:s text:c="8"/>"protocol":"shadowsocks",</text:p>
      <text:p text:style-name="P1"><text:s text:c="8"/>"ps":"\uD83C\uDDED\uD83C\uDDF7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43.244.57.9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oft-page-break/><text:s text:c="4"/>},</text:p>
      <text:p text:style-name="P1"><text:s text:c="4"/>{</text:p>
      <text:p text:style-name="P1"><text:s text:c="8"/>"address":"36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9785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4.21.48.161",</text:p>
      <text:p text:style-name="P1"><text:s text:c="8"/>"alterId":64,</text:p>
      <text:p text:style-name="P1"><text:s text:c="8"/>"host":"cdnde.irteyz.today",</text:p>
      <text:p text:style-name="P1"><text:soft-page-break/><text:s text:c="8"/>"id":"3b5e258e-8c5e-45d3-b7d2-02c8f5fc0bb2",</text:p>
      <text:p text:style-name="P1"><text:s text:c="8"/>"network":"ws",</text:p>
      <text:p text:style-name="P1"><text:s text:c="8"/>"path":"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07.244.67.149",</text:p>
      <text:p text:style-name="P1"><text:s text:c="8"/>"id":"J9Y2ncrdPEC38gwydNFFGBna",</text:p>
      <text:p text:style-name="P1"><text:s text:c="8"/>"network":"tcp",</text:p>
      <text:p text:style-name="P1"><text:s text:c="8"/>"port":35294,</text:p>
      <text:p text:style-name="P1"><text:s text:c="8"/>"protocol":"shadowsocks",</text:p>
      <text:p text:style-name="P1"><text:s text:c="8"/>"ps":"\uD83C\uDDFA\uD83C\uDDF8",</text:p>
      <text:p text:style-name="P1"><text:soft-page-break/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41.101.115.18",</text:p>
      <text:p text:style-name="P1"><text:s text:c="8"/>"alterId":2,</text:p>
      <text:p text:style-name="P1"><text:s text:c="8"/>"host":"cooa.xyz",</text:p>
      <text:p text:style-name="P1"><text:s text:c="8"/>"id":"9e6ceeff-2546-3690-ac00-6fcdf31dec94",</text:p>
      <text:p text:style-name="P1"><text:soft-page-break/><text:s text:c="8"/>"network":"ws",</text:p>
      <text:p text:style-name="P1"><text:s text:c="8"/>"path":"/y284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85.38.150.124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\uD83C\uDDEC\uD83C\uDDE7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95.214.55.118",</text:p>
      <text:p text:style-name="P1"><text:s text:c="8"/>"alterId":64,</text:p>
      <text:p text:style-name="P1"><text:s text:c="8"/>"host":"",</text:p>
      <text:p text:style-name="P1"><text:s text:c="8"/>"id":"ab2a10e8-50a1-4d20-e973-b211ea6457f4",</text:p>
      <text:p text:style-name="P1"><text:s text:c="8"/>"network":"tcp",</text:p>
      <text:p text:style-name="P1"><text:s text:c="8"/>"path":"/",</text:p>
      <text:p text:style-name="P1"><text:s text:c="8"/>"port":"41505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oft-page-break/><text:s text:c="8"/>"address":"zhongzhuangazhk111.xiaobaiyun.me",</text:p>
      <text:p text:style-name="P1"><text:s text:c="8"/>"alterId":2,</text:p>
      <text:p text:style-name="P1"><text:s text:c="8"/>"host":"mgalsj.xiaobaiyun.me",</text:p>
      <text:p text:style-name="P1"><text:s text:c="8"/>"id":"28aae7ef-076e-3e57-818f-29ff89e38d3e",</text:p>
      <text:p text:style-name="P1"><text:s text:c="8"/>"network":"ws",</text:p>
      <text:p text:style-name="P1"><text:s text:c="8"/>"path":"/hls",</text:p>
      <text:p text:style-name="P1"><text:s text:c="8"/>"port":"810",</text:p>
      <text:p text:style-name="P1"><text:s text:c="8"/>"protocol":"vmess",</text:p>
      <text:p text:style-name="P1"><text:s text:c="8"/>"ps":"\uD83C\uDDED\uD83C\uDDF0 HK_151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3.156.50.115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\uD83C\uDFC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s-13.ssrsub.one",</text:p>
      <text:p text:style-name="P1"><text:s text:c="8"/>"id":"dlj.tf/ssrsub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\uD83C\uDDF7\uD83C\uDDFA",</text:p>
      <text:p text:style-name="P1"><text:s text:c="8"/>"security":"aes-128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free-russian01-cdn.xiaohouzi.club",</text:p>
      <text:p text:style-name="P1"><text:s text:c="8"/>"alterId":233,</text:p>
      <text:p text:style-name="P1"><text:s text:c="8"/>"host":"free-russian01-cdn.xiaohouzi.club",</text:p>
      <text:p text:style-name="P1"><text:s text:c="8"/>"id":"3d31728e-064d-42b8-b945-f79c008f73fc",</text:p>
      <text:p text:style-name="P1"><text:s text:c="8"/>"network":"ws",</text:p>
      <text:p text:style-name="P1"><text:s text:c="8"/>"path":"/",</text:p>
      <text:p text:style-name="P1"><text:s text:c="8"/>"port":"80",</text:p>
      <text:p text:style-name="P1"><text:s text:c="8"/>"protocol":"vmess",</text:p>
      <text:p text:style-name="P1"><text:s text:c="8"/>"ps":"科技lion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7.175.44.154",</text:p>
      <text:p text:style-name="P1"><text:s text:c="8"/>"alterId":10,</text:p>
      <text:p text:style-name="P1"><text:s text:c="8"/>"host":"rntwo.laoban666.xyz",</text:p>
      <text:p text:style-name="P1"><text:soft-page-break/><text:s text:c="8"/>"id":"114f5786-a8a0-446a-a32f-446893480560",</text:p>
      <text:p text:style-name="P1"><text:s text:c="8"/>"network":"ws",</text:p>
      <text:p text:style-name="P1"><text:s text:c="8"/>"path":"/27353486f3a1d4f/",</text:p>
      <text:p text:style-name="P1"><text:s text:c="8"/>"port":"443",</text:p>
      <text:p text:style-name="P1"><text:s text:c="8"/>"protocol":"vmess",</text:p>
      <text:p text:style-name="P1"><text:s text:c="8"/>"ps":"| 7.58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hcn2-04.iplc188.com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"10001",</text:p>
      <text:p text:style-name="P1"><text:soft-page-break/><text:s text:c="8"/>"protocol":"vmess",</text:p>
      <text:p text:style-name="P1"><text:s text:c="8"/>"ps":"Relay_\uD83C\uDDE8\uD83C\uDDF3CN-\uD83C\uDDED\uD83C\uDDF0HK_819 | 6.10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hcn2-04.iplc188.com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"10004",</text:p>
      <text:p text:style-name="P1"><text:s text:c="8"/>"protocol":"vmess",</text:p>
      <text:p text:style-name="P1"><text:soft-page-break/><text:s text:c="8"/>"ps":"Relay_\uD83C\uDDE8\uD83C\uDDF3CN-\uD83C\uDDE9\uD83C\uDDEADE_816 | 6.43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hcn2-04.iplc188.com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"10005",</text:p>
      <text:p text:style-name="P1"><text:s text:c="8"/>"protocol":"vmess",</text:p>
      <text:p text:style-name="P1"><text:s text:c="8"/>"ps":"Relay_ |16.01Mb",</text:p>
      <text:p text:style-name="P1"><text:s text:c="8"/>"scy":"auto",</text:p>
      <text:p text:style-name="P1"><text:s text:c="8"/>"security":"auto",</text:p>
      <text:p text:style-name="P1"><text:soft-page-break/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23.166.165.243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"10002",</text:p>
      <text:p text:style-name="P1"><text:s text:c="8"/>"protocol":"vmess",</text:p>
      <text:p text:style-name="P1"><text:s text:c="8"/>"ps":"Relay_\uD83C\uDDE8\uD83C\uDDF3CN-\uD83C\uDDF0\uD83C\uDDF7KR_815 | 7.63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rntwo.laoban666.xyz",</text:p>
      <text:p text:style-name="P1"><text:s text:c="8"/>"alterId":10,</text:p>
      <text:p text:style-name="P1"><text:s text:c="8"/>"host":"rntwo.laoban666.xyz",</text:p>
      <text:p text:style-name="P1"><text:s text:c="8"/>"id":"114f5786-a8a0-446a-a32f-446893480560",</text:p>
      <text:p text:style-name="P1"><text:s text:c="8"/>"network":"ws",</text:p>
      <text:p text:style-name="P1"><text:s text:c="8"/>"path":"/27353486f3a1d4f/",</text:p>
      <text:p text:style-name="P1"><text:s text:c="8"/>"port":"443",</text:p>
      <text:p text:style-name="P1"><text:s text:c="8"/>"protocol":"vmess",</text:p>
      <text:p text:style-name="P1"><text:s text:c="8"/>"ps":"Relay_\uD83C\uDDFA\uD83C\uDDF8US-\uD83C\uDDFA\uD83C\uDDF8US_1556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oft-page-break/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free-russian01-cdn.xiaohouzi.club",</text:p>
      <text:p text:style-name="P1"><text:s text:c="8"/>"alterId":233,</text:p>
      <text:p text:style-name="P1"><text:s text:c="8"/>"host":"",</text:p>
      <text:p text:style-name="P1"><text:s text:c="8"/>"id":"3d31728e-064d-42b8-b945-f79c008f73fc",</text:p>
      <text:p text:style-name="P1"><text:s text:c="8"/>"network":"ws",</text:p>
      <text:p text:style-name="P1"><text:s text:c="8"/>"path":"/",</text:p>
      <text:p text:style-name="P1"><text:s text:c="8"/>"port":"80",</text:p>
      <text:p text:style-name="P1"><text:s text:c="8"/>"protocol":"vmess",</text:p>
      <text:p text:style-name="P1"><text:s text:c="8"/>"ps":"Relay_ | 7.46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oft-page-break/><text:s text:c="8"/>"address":"223.166.165.243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10004,</text:p>
      <text:p text:style-name="P1"><text:s text:c="8"/>"protocol":"vmess",</text:p>
      <text:p text:style-name="P1"><text:s text:c="8"/>"ps":"Relay_\uD83C\uDDE8\uD83C\uDDF3CN-\uD83C\uDDF9\uD83C\uDDFCTW_820 | 2.23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85.76.8.212",</text:p>
      <text:p text:style-name="P1"><text:s text:c="8"/>"id":"n8w4StnbVD9dmXYn4Ajt87EA",</text:p>
      <text:p text:style-name="P1"><text:soft-page-break/><text:s text:c="8"/>"network":"tcp",</text:p>
      <text:p text:style-name="P1"><text:s text:c="8"/>"port":31572,</text:p>
      <text:p text:style-name="P1"><text:s text:c="8"/>"protocol":"shadowsocks",</text:p>
      <text:p text:style-name="P1"><text:s text:c="8"/>"ps":"\uD83C\uDDF8\uD83C\uDDF0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5.88.179.35",</text:p>
      <text:p text:style-name="P1"><text:s text:c="8"/>"alterId":0,</text:p>
      <text:p text:style-name="P1"><text:s text:c="8"/>"host":"",</text:p>
      <text:p text:style-name="P1"><text:s text:c="8"/>"id":"085e6815-e476-411a-a9a6-4e5306a1b875",</text:p>
      <text:p text:style-name="P1"><text:s text:c="8"/>"network":"tcp",</text:p>
      <text:p text:style-name="P1"><text:s text:c="8"/>"path":"/",</text:p>
      <text:p text:style-name="P1"><text:s text:c="8"/>"port":"42365",</text:p>
      <text:p text:style-name="P1"><text:s text:c="8"/>"protocol":"vmess",</text:p>
      <text:p text:style-name="P1"><text:s text:c="8"/>"ps":"\uD83C\uDDFA\uD83C\uDDF8 US_416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23.166.165.243",</text:p>
      <text:p text:style-name="P1"><text:s text:c="8"/>"alterId":1,</text:p>
      <text:p text:style-name="P1"><text:s text:c="8"/>"host":"",</text:p>
      <text:p text:style-name="P1"><text:s text:c="8"/>"id":"1e90fb62-1b0d-48e7-aa1b-88604832ce8b",</text:p>
      <text:p text:style-name="P1"><text:s text:c="8"/>"network":"tcp",</text:p>
      <text:p text:style-name="P1"><text:s text:c="8"/>"path":"/",</text:p>
      <text:p text:style-name="P1"><text:s text:c="8"/>"port":"10005",</text:p>
      <text:p text:style-name="P1"><text:s text:c="8"/>"protocol":"vmess",</text:p>
      <text:p text:style-name="P1"><text:s text:c="8"/>"ps":"Relay_\uD83C\uDDE8\uD83C\uDDF3CN-\uD83C\uDDED\uD83C\uDDF0HK_817 | 7.42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oft-page-break/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.0.0.100",</text:p>
      <text:p text:style-name="P1"><text:s text:c="8"/>"alterId":0,</text:p>
      <text:p text:style-name="P1"><text:s text:c="8"/>"host":"hk.moss.network",</text:p>
      <text:p text:style-name="P1"><text:s text:c="8"/>"id":"57e0cb4d-eae5-48ec-8091-149dc2b309e0",</text:p>
      <text:p text:style-name="P1"><text:s text:c="8"/>"network":"ws",</text:p>
      <text:p text:style-name="P1"><text:s text:c="8"/>"path":"/s/ff5c0fb.fm.apple.com:30513",</text:p>
      <text:p text:style-name="P1"><text:s text:c="8"/>"port":"80",</text:p>
      <text:p text:style-name="P1"><text:s text:c="8"/>"protocol":"vmess",</text:p>
      <text:p text:style-name="P1"><text:s text:c="8"/>"ps":"\uD83C\uDDE6\uD83C\uDDFA AU_12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oft-page-break/><text:s text:c="4"/>{</text:p>
      <text:p text:style-name="P1"><text:s text:c="8"/>"address":"1.0.0.123",</text:p>
      <text:p text:style-name="P1"><text:s text:c="8"/>"alterId":0,</text:p>
      <text:p text:style-name="P1"><text:s text:c="8"/>"host":"trump.moss.network",</text:p>
      <text:p text:style-name="P1"><text:s text:c="8"/>"id":"57e0cb4d-eae5-48ec-8091-149dc2b309e0",</text:p>
      <text:p text:style-name="P1"><text:s text:c="8"/>"network":"ws",</text:p>
      <text:p text:style-name="P1"><text:s text:c="8"/>"path":"/s/ff5c0fb.fm.apple.com:30513",</text:p>
      <text:p text:style-name="P1"><text:s text:c="8"/>"port":"80",</text:p>
      <text:p text:style-name="P1"><text:s text:c="8"/>"protocol":"vmess",</text:p>
      <text:p text:style-name="P1"><text:s text:c="8"/>"ps":"\uD83C\uDDE6\uD83C\uDDFA AU_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85.108.105.186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73.237.207.13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176.222.34.113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2.154.255.52",</text:p>
      <text:p text:style-name="P1"><text:s text:c="8"/>"id":"enctdKyJfSu76VqznKwTt6Ap",</text:p>
      <text:p text:style-name="P1"><text:s text:c="8"/>"network":"tcp",</text:p>
      <text:p text:style-name="P1"><text:s text:c="8"/>"port":37473,</text:p>
      <text:p text:style-name="P1"><text:s text:c="8"/>"protocol":"shadowsocks",</text:p>
      <text:p text:style-name="P1"><text:s text:c="8"/>"ps":"0030131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auto.freev2.top",</text:p>
      <text:p text:style-name="P1"><text:s text:c="8"/>"alterId":1,</text:p>
      <text:p text:style-name="P1"><text:s text:c="8"/>"host":"",</text:p>
      <text:p text:style-name="P1"><text:s text:c="8"/>"id":"420286a3-3067-4299-b526-d2bdc413fe79",</text:p>
      <text:p text:style-name="P1"><text:s text:c="8"/>"network":"tcp",</text:p>
      <text:p text:style-name="P1"><text:s text:c="8"/>"path":"/",</text:p>
      <text:p text:style-name="P1"><text:s text:c="8"/>"port":"34598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cdnde.irteyz.today",</text:p>
      <text:p text:style-name="P1"><text:s text:c="8"/>"alterId":64,</text:p>
      <text:p text:style-name="P1"><text:s text:c="8"/>"host":"",</text:p>
      <text:p text:style-name="P1"><text:s text:c="8"/>"id":"3b5e258e-8c5e-45d3-b7d2-02c8f5fc0bb2",</text:p>
      <text:p text:style-name="P1"><text:soft-page-break/><text:s text:c="8"/>"network":"ws",</text:p>
      <text:p text:style-name="P1"><text:s text:c="8"/>"path":"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91.245.227.135",</text:p>
      <text:p text:style-name="P1"><text:s text:c="8"/>"alterId":32,</text:p>
      <text:p text:style-name="P1"><text:s text:c="8"/>"host":"",</text:p>
      <text:p text:style-name="P1"><text:s text:c="8"/>"id":"9551d4fd-610e-4bf3-9f93-1df5452c3654",</text:p>
      <text:p text:style-name="P1"><text:s text:c="8"/>"network":"ws",</text:p>
      <text:p text:style-name="P1"><text:s text:c="8"/>"path":"/",</text:p>
      <text:p text:style-name="P1"><text:s text:c="8"/>"port":"38166",</text:p>
      <text:p text:style-name="P1"><text:s text:c="8"/>"protocol":"vmess",</text:p>
      <text:p text:style-name="P1"><text:s text:c="8"/>"ps":"00301315",</text:p>
      <text:p text:style-name="P1"><text:soft-page-break/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89.187.187.76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9.187.187.76",</text:p>
      <text:p text:style-name="P1"><text:s text:c="8"/>"id":"8n6pwAcrrv2pj6tFY2p3TbQ6",</text:p>
      <text:p text:style-name="P1"><text:soft-page-break/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79.110.54.131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6.115.147.74",</text:p>
      <text:p text:style-name="P1"><text:s text:c="8"/>"id":"CUndSZnYsPKcu6Kj8THVMBHD",</text:p>
      <text:p text:style-name="P1"><text:soft-page-break/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6.115.147.6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37.10.114.67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17.138.207.243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4.17.35.108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6.115.147.69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5.44.76.164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37.120.221.5",</text:p>
      <text:p text:style-name="P1"><text:s text:c="8"/>"id":"enctdKyJfSu76VqznKwTt6Ap",</text:p>
      <text:p text:style-name="P1"><text:s text:c="8"/>"network":"tcp",</text:p>
      <text:p text:style-name="P1"><text:s text:c="8"/>"port":37473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4.170.250.154",</text:p>
      <text:p text:style-name="P1"><text:soft-page-break/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66.115.175.40",</text:p>
      <text:p text:style-name="P1"><text:s text:c="8"/>"id":"DKXfWwc4ebscpXTKpbt85rSH",</text:p>
      <text:p text:style-name="P1"><text:s text:c="8"/>"network":"tcp",</text:p>
      <text:p text:style-name="P1"><text:s text:c="8"/>"port":3874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217.138.207.243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73.237.207.13",</text:p>
      <text:p text:style-name="P1"><text:s text:c="8"/>"id":"kD9vkjnE6dsUzwQfvKkPkQAd",</text:p>
      <text:p text:style-name="P1"><text:s text:c="8"/>"network":"tcp",</text:p>
      <text:p text:style-name="P1"><text:s text:c="8"/>"port":37588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194.110.115.7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17.138.207.243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37.120.221.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55.254.29.165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66.115.175.40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55.254.29.165",</text:p>
      <text:p text:style-name="P1"><text:s text:c="8"/>"id":"DKXfWwc4ebscpXTKpbt85rSH",</text:p>
      <text:p text:style-name="P1"><text:s text:c="8"/>"network":"tcp",</text:p>
      <text:p text:style-name="P1"><text:s text:c="8"/>"port":3874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66.115.147.67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55.254.29.16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66.115.175.40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2.40.59.229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66.115.147.84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76.222.34.113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oft-page-break/><text:s text:c="8"/>"address":"172.93.146.212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37.120.221.5",</text:p>
      <text:p text:style-name="P1"><text:s text:c="8"/>"id":"YgusH2MWA8PWc3p2VDsR7AVv",</text:p>
      <text:p text:style-name="P1"><text:s text:c="8"/>"network":"tcp",</text:p>
      <text:p text:style-name="P1"><text:s text:c="8"/>"port":31764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188.92.78.145",</text:p>
      <text:p text:style-name="P1"><text:s text:c="8"/>"id":"J9Y2ncrdPEC38gwydNFFGBna",</text:p>
      <text:p text:style-name="P1"><text:s text:c="8"/>"network":"tcp",</text:p>
      <text:p text:style-name="P1"><text:s text:c="8"/>"port":35294,</text:p>
      <text:p text:style-name="P1"><text:s text:c="8"/>"protocol":"shadowsocks",</text:p>
      <text:p text:style-name="P1"><text:s text:c="8"/>"ps":"\uD83C\uDDF1\uD83C\uDDFB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.58.242.43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Pool__73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s.id.sshmax.net",</text:p>
      <text:p text:style-name="P1"><text:s text:c="8"/>"id":"ku382YXK8cLE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x23Z4LGkGDkThZ9Kaz4DURQp",</text:p>
      <text:p text:style-name="P1"><text:s text:c="8"/>"network":"tcp",</text:p>
      <text:p text:style-name="P1"><text:s text:c="8"/>"port":40093,</text:p>
      <text:p text:style-name="P1"><text:s text:c="8"/>"protocol":"shadowsocks",</text:p>
      <text:p text:style-name="P1"><text:s text:c="8"/>"ps":"Pool__33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Pool__3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.0.0.0",</text:p>
      <text:p text:style-name="P1"><text:s text:c="8"/>"alterId":2,</text:p>
      <text:p text:style-name="P1"><text:s text:c="8"/>"host":"cooa.xyz",</text:p>
      <text:p text:style-name="P1"><text:s text:c="8"/>"id":"9e6ceeff-2546-3690-ac00-6fcdf31dec94",</text:p>
      <text:p text:style-name="P1"><text:s text:c="8"/>"network":"ws",</text:p>
      <text:p text:style-name="P1"><text:s text:c="8"/>"path":"/y284",</text:p>
      <text:p text:style-name="P1"><text:s text:c="8"/>"port":"443",</text:p>
      <text:p text:style-name="P1"><text:soft-page-break/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45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781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1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6990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104.16.248.130",</text:p>
      <text:p text:style-name="P1"><text:s text:c="8"/>"alterId":0,</text:p>
      <text:p text:style-name="P1"><text:s text:c="8"/>"host":"rn.man-one.club",</text:p>
      <text:p text:style-name="P1"><text:s text:c="8"/>"id":"e6397eda-dd27-4832-a693-b3fb156ec0f3",</text:p>
      <text:p text:style-name="P1"><text:s text:c="8"/>"network":"ws",</text:p>
      <text:p text:style-name="P1"><text:s text:c="8"/>"path":"/233blog",</text:p>
      <text:p text:style-name="P1"><text:s text:c="8"/>"port":"443",</text:p>
      <text:p text:style-name="P1"><text:s text:c="8"/>"protocol":"vmess",</text:p>
      <text:p text:style-name="P1"><text:s text:c="8"/>"ps":"003013151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39.28.176.53",</text:p>
      <text:p text:style-name="P1"><text:s text:c="8"/>"id":"n8w4StnbVD9dmXYn4Ajt87EA",</text:p>
      <text:p text:style-name="P1"><text:soft-page-break/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38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7808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46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8814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10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8779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s.de.sshmax.net",</text:p>
      <text:p text:style-name="P1"><text:s text:c="8"/>"id":"HgCMlgbtQMxl",</text:p>
      <text:p text:style-name="P1"><text:s text:c="8"/>"network":"tcp",</text:p>
      <text:p text:style-name="P1"><text:soft-page-break/><text:s text:c="8"/>"port":21474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nb.tianxia1314.cn",</text:p>
      <text:p text:style-name="P1"><text:s text:c="8"/>"host":"nb.tianxia1314.cn",</text:p>
      <text:p text:style-name="P1"><text:s text:c="8"/>"id":"391b6f87-ab2c-4e4c-b261-678319864a6f",</text:p>
      <text:p text:style-name="P1"><text:s text:c="8"/>"network":"ws",</text:p>
      <text:p text:style-name="P1"><text:s text:c="8"/>"path":"/tianyuwangluo/",</text:p>
      <text:p text:style-name="P1"><text:s text:c="8"/>"port":443,</text:p>
      <text:p text:style-name="P1"><text:s text:c="8"/>"protocol":"vless",</text:p>
      <text:p text:style-name="P1"><text:s text:c="8"/>"ps":"00301315",</text:p>
      <text:p text:style-name="P1"><text:s text:c="8"/>"security":"none",</text:p>
      <text:p text:style-name="P1"><text:s text:c="8"/>"subscribeUrl":"https://raw.githubusercontent.com/wuxinqi/-/main/tongyong",</text:p>
      <text:p text:style-name="P1"><text:s text:c="8"/>"tls":"tls"</text:p>
      <text:p text:style-name="P1"><text:s text:c="4"/>},</text:p>
      <text:p text:style-name="P1"><text:s text:c="4"/>{</text:p>
      <text:p text:style-name="P1"><text:soft-page-break/><text:s text:c="8"/>"address":"49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8817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s.uk.sshmax.net",</text:p>
      <text:p text:style-name="P1"><text:s text:c="8"/>"id":"HgVDIN05O6bH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oft-page-break/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3.208.248.208",</text:p>
      <text:p text:style-name="P1"><text:s text:c="8"/>"alterId":0,</text:p>
      <text:p text:style-name="P1"><text:s text:c="8"/>"host":"",</text:p>
      <text:p text:style-name="P1"><text:s text:c="8"/>"id":"6914f4cc-fa4b-4d5e-9a77-d6f8ea5e2f34",</text:p>
      <text:p text:style-name="P1"><text:s text:c="8"/>"network":"ws",</text:p>
      <text:p text:style-name="P1"><text:s text:c="8"/>"path":"/",</text:p>
      <text:p text:style-name="P1"><text:s text:c="8"/>"port":"35105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ss.ca.sshmax.net",</text:p>
      <text:p text:style-name="P1"><text:s text:c="8"/>"id":"r4TeEt5bK0UD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5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8794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oft-page-break/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04.44.68.71",</text:p>
      <text:p text:style-name="P1"><text:s text:c="8"/>"alterId":64,</text:p>
      <text:p text:style-name="P1"><text:s text:c="8"/>"host":"",</text:p>
      <text:p text:style-name="P1"><text:s text:c="8"/>"id":"d70cc1b3-e7e8-4b88-a24e-c91f001fd69e",</text:p>
      <text:p text:style-name="P1"><text:s text:c="8"/>"network":"tcp",</text:p>
      <text:p text:style-name="P1"><text:s text:c="8"/>"path":"/",</text:p>
      <text:p text:style-name="P1"><text:s text:c="8"/>"port":"36777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oft-page-break/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s.us.sshmax.net",</text:p>
      <text:p text:style-name="P1"><text:s text:c="8"/>"id":"T3j6elRwEuA4",</text:p>
      <text:p text:style-name="P1"><text:s text:c="8"/>"network":"tcp",</text:p>
      <text:p text:style-name="P1"><text:s text:c="8"/>"port":1443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8.147.22.87",</text:p>
      <text:p text:style-name="P1"><text:s text:c="8"/>"id":"CMduaFXddcQbwNAAs7xFDnc8",</text:p>
      <text:p text:style-name="P1"><text:s text:c="8"/>"network":"tcp",</text:p>
      <text:p text:style-name="P1"><text:s text:c="8"/>"port":33148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3.226.26.113",</text:p>
      <text:p text:style-name="P1"><text:s text:c="8"/>"alterId":64,</text:p>
      <text:p text:style-name="P1"><text:s text:c="8"/>"host":"",</text:p>
      <text:p text:style-name="P1"><text:s text:c="8"/>"id":"b4d92783-2348-46e6-cf7a-dd45e870a1d2",</text:p>
      <text:p text:style-name="P1"><text:s text:c="8"/>"network":"tcp",</text:p>
      <text:p text:style-name="P1"><text:s text:c="8"/>"path":"/",</text:p>
      <text:p text:style-name="P1"><text:s text:c="8"/>"port":"31627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oft-page-break/><text:s text:c="8"/>"address":"ss.sg.sshmax.net",</text:p>
      <text:p text:style-name="P1"><text:s text:c="8"/>"id":"o4qygNrXw7cE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07.150.5.206",</text:p>
      <text:p text:style-name="P1"><text:s text:c="8"/>"alterId":64,</text:p>
      <text:p text:style-name="P1"><text:s text:c="8"/>"host":"",</text:p>
      <text:p text:style-name="P1"><text:s text:c="8"/>"id":"31aaf7bc-a4be-4577-a82c-2ab2afbf4a7b",</text:p>
      <text:p text:style-name="P1"><text:s text:c="8"/>"network":"tcp",</text:p>
      <text:p text:style-name="P1"><text:s text:c="8"/>"path":"/",</text:p>
      <text:p text:style-name="P1"><text:s text:c="8"/>"port":"34462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ss.us.sshmax.net",</text:p>
      <text:p text:style-name="P1"><text:s text:c="8"/>"id":"syCiJl3nb8OD",</text:p>
      <text:p text:style-name="P1"><text:s text:c="8"/>"network":"tcp",</text:p>
      <text:p text:style-name="P1"><text:s text:c="8"/>"port":57478,</text:p>
      <text:p text:style-name="P1"><text:s text:c="8"/>"protocol":"shadowsocks",</text:p>
      <text:p text:style-name="P1"><text:s text:c="8"/>"ps":"\uD83C\uDDFA\uD83C\uDDF8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5.12.110.8",</text:p>
      <text:p text:style-name="P1"><text:s text:c="8"/>"alterId":0,</text:p>
      <text:p text:style-name="P1"><text:s text:c="8"/>"host":"",</text:p>
      <text:p text:style-name="P1"><text:s text:c="8"/>"id":"c169c268-7e51-4564-bcf5-271b8e49e141",</text:p>
      <text:p text:style-name="P1"><text:soft-page-break/><text:s text:c="8"/>"network":"tcp",</text:p>
      <text:p text:style-name="P1"><text:s text:c="8"/>"path":"",</text:p>
      <text:p text:style-name="P1"><text:s text:c="8"/>"port":"45458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c-us3.ooxc.cc",</text:p>
      <text:p text:style-name="P1"><text:s text:c="8"/>"alterId":64,</text:p>
      <text:p text:style-name="P1"><text:s text:c="8"/>"host":"",</text:p>
      <text:p text:style-name="P1"><text:s text:c="8"/>"id":"db5d1aa3-908b-44d1-be0a-4e6a8d4e4cda",</text:p>
      <text:p text:style-name="P1"><text:s text:c="8"/>"network":"ws",</text:p>
      <text:p text:style-name="P1"><text:s text:c="8"/>"path":"/jj",</text:p>
      <text:p text:style-name="P1"><text:s text:c="8"/>"port":"443",</text:p>
      <text:p text:style-name="P1"><text:s text:c="8"/>"protocol":"vmess",</text:p>
      <text:p text:style-name="P1"><text:s text:c="8"/>"ps":"科技lion",</text:p>
      <text:p text:style-name="P1"><text:soft-page-break/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c-jp-dv1.ooxc.cc",</text:p>
      <text:p text:style-name="P1"><text:s text:c="8"/>"alterId":64,</text:p>
      <text:p text:style-name="P1"><text:s text:c="8"/>"host":"c-jp-dv1.ooxc.cc",</text:p>
      <text:p text:style-name="P1"><text:s text:c="8"/>"id":"f299184b-19e0-41a4-9b4b-65fa8f0e691c",</text:p>
      <text:p text:style-name="P1"><text:s text:c="8"/>"network":"ws",</text:p>
      <text:p text:style-name="P1"><text:s text:c="8"/>"path":"/jj",</text:p>
      <text:p text:style-name="P1"><text:s text:c="8"/>"port":"443",</text:p>
      <text:p text:style-name="P1"><text:s text:c="8"/>"protocol":"vmess",</text:p>
      <text:p text:style-name="P1"><text:s text:c="8"/>"ps":"Relay_\uD83C\uDDFA\uD83C\uDDF8US-\uD83C\uDDEF\uD83C\uDDF5JP_2884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3.101.29.124",</text:p>
      <text:p text:style-name="P1"><text:s text:c="8"/>"alterId":64,</text:p>
      <text:p text:style-name="P1"><text:s text:c="8"/>"host":"",</text:p>
      <text:p text:style-name="P1"><text:s text:c="8"/>"id":"144ab3e8-dbcc-425d-a120-5905e60ab7b8",</text:p>
      <text:p text:style-name="P1"><text:s text:c="8"/>"network":"tcp",</text:p>
      <text:p text:style-name="P1"><text:s text:c="8"/>"path":"/",</text:p>
      <text:p text:style-name="P1"><text:s text:c="8"/>"port":"36038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104.200.131.16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28.14.153.42",</text:p>
      <text:p text:style-name="P1"><text:s text:c="8"/>"alterId":1,</text:p>
      <text:p text:style-name="P1"><text:s text:c="8"/>"host":"usa2-node.3366test.com",</text:p>
      <text:p text:style-name="P1"><text:s text:c="8"/>"id":"a90597c1-bab3-4217-ad6f-0838675c8633",</text:p>
      <text:p text:style-name="P1"><text:s text:c="8"/>"network":"ws",</text:p>
      <text:p text:style-name="P1"><text:s text:c="8"/>"path":"/ray",</text:p>
      <text:p text:style-name="P1"><text:s text:c="8"/>"port":"13723",</text:p>
      <text:p text:style-name="P1"><text:s text:c="8"/>"protocol":"vmess",</text:p>
      <text:p text:style-name="P1"><text:s text:c="8"/>"ps":"| 6.85Mb",</text:p>
      <text:p text:style-name="P1"><text:soft-page-break/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72.104.62.248",</text:p>
      <text:p text:style-name="P1"><text:s text:c="8"/>"alterId":2,</text:p>
      <text:p text:style-name="P1"><text:s text:c="8"/>"host":"www.um.edu.mo",</text:p>
      <text:p text:style-name="P1"><text:s text:c="8"/>"id":"3c6e2754-9553-4801-bcb2-2043d92a5a0e",</text:p>
      <text:p text:style-name="P1"><text:s text:c="8"/>"network":"ws",</text:p>
      <text:p text:style-name="P1"><text:s text:c="8"/>"path":"/",</text:p>
      <text:p text:style-name="P1"><text:s text:c="8"/>"port":"80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212.102.35.21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科技lion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72.67.150.130",</text:p>
      <text:p text:style-name="P1"><text:s text:c="8"/>"alterId":233,</text:p>
      <text:p text:style-name="P1"><text:s text:c="8"/>"host":"free-russian01-cdn.xiaohouzi.club",</text:p>
      <text:p text:style-name="P1"><text:soft-page-break/><text:s text:c="8"/>"id":"3d31728e-064d-42b8-b945-f79c008f73fc",</text:p>
      <text:p text:style-name="P1"><text:s text:c="8"/>"network":"ws",</text:p>
      <text:p text:style-name="P1"><text:s text:c="8"/>"path":"/",</text:p>
      <text:p text:style-name="P1"><text:s text:c="8"/>"port":"80",</text:p>
      <text:p text:style-name="P1"><text:s text:c="8"/>"protocol":"vmess",</text:p>
      <text:p text:style-name="P1"><text:s text:c="8"/>"ps":"科技lion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3.208.248.208",</text:p>
      <text:p text:style-name="P1"><text:s text:c="8"/>"alterId":0,</text:p>
      <text:p text:style-name="P1"><text:s text:c="8"/>"host":"13.208.248.208",</text:p>
      <text:p text:style-name="P1"><text:s text:c="8"/>"id":"6914f4cc-fa4b-4d5e-9a77-d6f8ea5e2f34",</text:p>
      <text:p text:style-name="P1"><text:s text:c="8"/>"network":"ws",</text:p>
      <text:p text:style-name="P1"><text:s text:c="8"/>"path":"/",</text:p>
      <text:p text:style-name="P1"><text:s text:c="8"/>"port":"35105",</text:p>
      <text:p text:style-name="P1"><text:soft-page-break/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72.67.154.85",</text:p>
      <text:p text:style-name="P1"><text:s text:c="8"/>"alterId":64,</text:p>
      <text:p text:style-name="P1"><text:s text:c="8"/>"host":"cdnde.irteyz.today",</text:p>
      <text:p text:style-name="P1"><text:s text:c="8"/>"id":"3b5e258e-8c5e-45d3-b7d2-02c8f5fc0bb2",</text:p>
      <text:p text:style-name="P1"><text:s text:c="8"/>"network":"ws",</text:p>
      <text:p text:style-name="P1"><text:s text:c="8"/>"path":"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4.18.7.138",</text:p>
      <text:p text:style-name="P1"><text:s text:c="8"/>"alterId":64,</text:p>
      <text:p text:style-name="P1"><text:s text:c="8"/>"host":"cdnde.irteyz.today",</text:p>
      <text:p text:style-name="P1"><text:s text:c="8"/>"id":"3b5e258e-8c5e-45d3-b7d2-02c8f5fc0bb2",</text:p>
      <text:p text:style-name="P1"><text:s text:c="8"/>"network":"ws",</text:p>
      <text:p text:style-name="P1"><text:s text:c="8"/>"path":"/",</text:p>
      <text:p text:style-name="P1"><text:s text:c="8"/>"port":"443",</text:p>
      <text:p text:style-name="P1"><text:s text:c="8"/>"protocol":"vmess",</text:p>
      <text:p text:style-name="P1"><text:s text:c="8"/>"ps":"Relay_\uD83C\uDDFA\uD83C\uDDF8US-\uD83C\uDDE9\uD83C\uDDEADE_2882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oft-page-break/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40.sufeiyun.cyou",</text:p>
      <text:p text:style-name="P1"><text:s text:c="8"/>"alterId":2,</text:p>
      <text:p text:style-name="P1"><text:s text:c="8"/>"host":"",</text:p>
      <text:p text:style-name="P1"><text:s text:c="8"/>"id":"6faf7b2a-43ad-3e06-be88-a8935df8a0e7",</text:p>
      <text:p text:style-name="P1"><text:s text:c="8"/>"network":"tcp",</text:p>
      <text:p text:style-name="P1"><text:s text:c="8"/>"path":"",</text:p>
      <text:p text:style-name="P1"><text:s text:c="8"/>"port":"17810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94.110.115.85",</text:p>
      <text:p text:style-name="P1"><text:soft-page-break/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\uD83C\uDDF7\uD83C\uDDF4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c-us3.ooxc.cc",</text:p>
      <text:p text:style-name="P1"><text:s text:c="8"/>"alterId":64,</text:p>
      <text:p text:style-name="P1"><text:s text:c="8"/>"host":"c-us3.ooxc.cc",</text:p>
      <text:p text:style-name="P1"><text:s text:c="8"/>"id":"db5d1aa3-908b-44d1-be0a-4e6a8d4e4cda",</text:p>
      <text:p text:style-name="P1"><text:s text:c="8"/>"network":"ws",</text:p>
      <text:p text:style-name="P1"><text:s text:c="8"/>"path":"/jj",</text:p>
      <text:p text:style-name="P1"><text:s text:c="8"/>"port":"443",</text:p>
      <text:p text:style-name="P1"><text:s text:c="8"/>"protocol":"vmess",</text:p>
      <text:p text:style-name="P1"><text:s text:c="8"/>"ps":"\uD83C\uDDFA\uD83C\uDDF8 US_425",</text:p>
      <text:p text:style-name="P1"><text:s text:c="8"/>"scy":"auto",</text:p>
      <text:p text:style-name="P1"><text:soft-page-break/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99.180.114.32",</text:p>
      <text:p text:style-name="P1"><text:s text:c="8"/>"alterId":3,</text:p>
      <text:p text:style-name="P1"><text:s text:c="8"/>"host":"us178.mars6666.com",</text:p>
      <text:p text:style-name="P1"><text:s text:c="8"/>"id":"fe93a062-d13f-3958-9ebc-0c06cd32dfb0",</text:p>
      <text:p text:style-name="P1"><text:s text:c="8"/>"network":"ws",</text:p>
      <text:p text:style-name="P1"><text:s text:c="8"/>"path":"/ray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oft-page-break/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8n6pwAcrrv2pj6tFY2p3TbQ6",</text:p>
      <text:p text:style-name="P1"><text:s text:c="8"/>"network":"tcp",</text:p>
      <text:p text:style-name="P1"><text:s text:c="8"/>"port":33992,</text:p>
      <text:p text:style-name="P1"><text:s text:c="8"/>"protocol":"shadowsocks",</text:p>
      <text:p text:style-name="P1"><text:s text:c="8"/>"ps":"Pool__13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3.56.181.146",</text:p>
      <text:p text:style-name="P1"><text:s text:c="8"/>"alterId":64,</text:p>
      <text:p text:style-name="P1"><text:s text:c="8"/>"host":"",</text:p>
      <text:p text:style-name="P1"><text:s text:c="8"/>"id":"20724a74-ccfc-44bd-9d29-322c220dae1b",</text:p>
      <text:p text:style-name="P1"><text:s text:c="8"/>"network":"tcp",</text:p>
      <text:p text:style-name="P1"><text:s text:c="8"/>"path":"/",</text:p>
      <text:p text:style-name="P1"><text:s text:c="8"/>"port":"16214",</text:p>
      <text:p text:style-name="P1"><text:s text:c="8"/>"protocol":"vmess",</text:p>
      <text:p text:style-name="P1"><text:soft-page-break/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91.90.123.155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5.12.110.8",</text:p>
      <text:p text:style-name="P1"><text:soft-page-break/><text:s text:c="8"/>"alterId":0,</text:p>
      <text:p text:style-name="P1"><text:s text:c="8"/>"host":"",</text:p>
      <text:p text:style-name="P1"><text:s text:c="8"/>"id":"c169c268-7e51-4564-bcf5-271b8e49e141",</text:p>
      <text:p text:style-name="P1"><text:s text:c="8"/>"network":"tcp",</text:p>
      <text:p text:style-name="P1"><text:s text:c="8"/>"path":"/",</text:p>
      <text:p text:style-name="P1"><text:s text:c="8"/>"port":"45458",</text:p>
      <text:p text:style-name="P1"><text:s text:c="8"/>"protocol":"vmess",</text:p>
      <text:p text:style-name="P1"><text:s text:c="8"/>"ps":"\uD83C\uDDFA\uD83C\uDDF8 US_399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52.53.248.216",</text:p>
      <text:p text:style-name="P1"><text:s text:c="8"/>"alterId":64,</text:p>
      <text:p text:style-name="P1"><text:s text:c="8"/>"host":"",</text:p>
      <text:p text:style-name="P1"><text:s text:c="8"/>"id":"9e82e46d-fcc7-4c8c-fbe5-66fb764b91d0",</text:p>
      <text:p text:style-name="P1"><text:soft-page-break/><text:s text:c="8"/>"network":"tcp",</text:p>
      <text:p text:style-name="P1"><text:s text:c="8"/>"path":"/",</text:p>
      <text:p text:style-name="P1"><text:s text:c="8"/>"port":"50299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aYNeKDMzYQYw4KbUbJA8Wszq",</text:p>
      <text:p text:style-name="P1"><text:s text:c="8"/>"network":"tcp",</text:p>
      <text:p text:style-name="P1"><text:s text:c="8"/>"port":31944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41.101.120.0",</text:p>
      <text:p text:style-name="P1"><text:s text:c="8"/>"alterId":0,</text:p>
      <text:p text:style-name="P1"><text:s text:c="8"/>"host":"4ruuus.liuwei.gq",</text:p>
      <text:p text:style-name="P1"><text:s text:c="8"/>"id":"4ccd4c69-f1de-4eef-b7ff-89548e3e1232",</text:p>
      <text:p text:style-name="P1"><text:s text:c="8"/>"network":"ws",</text:p>
      <text:p text:style-name="P1"><text:s text:c="8"/>"path":"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oft-page-break/><text:s text:c="8"/>"address":"188.92.78.203",</text:p>
      <text:p text:style-name="P1"><text:s text:c="8"/>"id":"NHwQTPLCfaTMSqTnU3mjcSxe",</text:p>
      <text:p text:style-name="P1"><text:s text:c="8"/>"network":"tcp",</text:p>
      <text:p text:style-name="P1"><text:s text:c="8"/>"port":33998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4.17.35.86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wo3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188.92.78.203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sj.tianxia1314.cn",</text:p>
      <text:p text:style-name="P1"><text:s text:c="8"/>"id":"86227134-06c2-48ea-bac5-09099213b2e2",</text:p>
      <text:p text:style-name="P1"><text:s text:c="8"/>"network":"ws",</text:p>
      <text:p text:style-name="P1"><text:s text:c="8"/>"path":"/d3773/",</text:p>
      <text:p text:style-name="P1"><text:s text:c="8"/>"port":443,</text:p>
      <text:p text:style-name="P1"><text:s text:c="8"/>"protocol":"vless",</text:p>
      <text:p text:style-name="P1"><text:s text:c="8"/>"ps":"科技lion",</text:p>
      <text:p text:style-name="P1"><text:s text:c="8"/>"security":"none",</text:p>
      <text:p text:style-name="P1"><text:soft-page-break/><text:s text:c="8"/>"subscribeUrl":"https://raw.githubusercontent.com/wuxinqi/-/main/tongyong",</text:p>
      <text:p text:style-name="P1"><text:s text:c="8"/>"tls":"tls"</text:p>
      <text:p text:style-name="P1"><text:s text:c="4"/>},</text:p>
      <text:p text:style-name="P1"><text:s text:c="4"/>{</text:p>
      <text:p text:style-name="P1"><text:s text:c="8"/>"address":"cc.hciahciphcie.club",</text:p>
      <text:p text:style-name="P1"><text:s text:c="8"/>"alterId":2,</text:p>
      <text:p text:style-name="P1"><text:s text:c="8"/>"host":"cc.hciahciphcie.club",</text:p>
      <text:p text:style-name="P1"><text:s text:c="8"/>"id":"9a297bb1-06e3-4e6f-97fa-3d3202d46596",</text:p>
      <text:p text:style-name="P1"><text:s text:c="8"/>"network":"ws",</text:p>
      <text:p text:style-name="P1"><text:s text:c="8"/>"path":"/84c3f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oft-page-break/><text:s text:c="4"/>{</text:p>
      <text:p text:style-name="P1"><text:s text:c="8"/>"address":"ss.de.sshmax.net",</text:p>
      <text:p text:style-name="P1"><text:s text:c="8"/>"id":"cWv8FcJk0VpS",</text:p>
      <text:p text:style-name="P1"><text:s text:c="8"/>"network":"tcp",</text:p>
      <text:p text:style-name="P1"><text:s text:c="8"/>"port":21474,</text:p>
      <text:p text:style-name="P1"><text:s text:c="8"/>"protocol":"shadowsocks",</text:p>
      <text:p text:style-name="P1"><text:s text:c="8"/>"ps":"00301315",</text:p>
      <text:p text:style-name="P1"><text:s text:c="8"/>"security":"chacha20-ietf-poly130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oft-page-break/><text:s text:c="4"/>{</text:p>
      <text:p text:style-name="P1"><text:s text:c="8"/>"address":"173.82.240.245",</text:p>
      <text:p text:style-name="P1"><text:s text:c="8"/>"alterId":2,</text:p>
      <text:p text:style-name="P1"><text:s text:c="8"/>"host":"cc.hciahciphcie.club",</text:p>
      <text:p text:style-name="P1"><text:s text:c="8"/>"id":"9a297bb1-06e3-4e6f-97fa-3d3202d46596",</text:p>
      <text:p text:style-name="P1"><text:s text:c="8"/>"network":"ws",</text:p>
      <text:p text:style-name="P1"><text:s text:c="8"/>"path":"/84c3f/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fuckxijinping.ga",</text:p>
      <text:p text:style-name="P1"><text:s text:c="8"/>"id":"389675ea-fd45-4ccd-be25-4df4dbe8ad7f",</text:p>
      <text:p text:style-name="P1"><text:s text:c="8"/>"network":"tcp",</text:p>
      <text:p text:style-name="P1"><text:soft-page-break/><text:s text:c="8"/>"port":443,</text:p>
      <text:p text:style-name="P1"><text:s text:c="8"/>"protocol":"trojan",</text:p>
      <text:p text:style-name="P1"><text:s text:c="8"/>"ps":"00301315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43.244.42.86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科技lion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8.92.78.145",</text:p>
      <text:p text:style-name="P1"><text:s text:c="8"/>"id":"aYNeKDMzYQYw4KbUbJA8Wszq",</text:p>
      <text:p text:style-name="P1"><text:s text:c="8"/>"network":"tcp",</text:p>
      <text:p text:style-name="P1"><text:soft-page-break/><text:s text:c="8"/>"port":31944,</text:p>
      <text:p text:style-name="P1"><text:s text:c="8"/>"protocol":"shadowsocks",</text:p>
      <text:p text:style-name="P1"><text:s text:c="8"/>"ps":"Pool__32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45.89.173.205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wo2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04.200.131.245",</text:p>
      <text:p text:style-name="P1"><text:s text:c="8"/>"id":"8n6pwAcrrv2pj6tFY2p3TbQ6",</text:p>
      <text:p text:style-name="P1"><text:s text:c="8"/>"network":"tcp",</text:p>
      <text:p text:style-name="P1"><text:soft-page-break/><text:s text:c="8"/>"port":33992,</text:p>
      <text:p text:style-name="P1"><text:s text:c="8"/>"protocol":"shadowsocks",</text:p>
      <text:p text:style-name="P1"><text:s text:c="8"/>"ps":"\uD83C\uDDFA\uD83C\uDDF8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81.19.214.37",</text:p>
      <text:p text:style-name="P1"><text:s text:c="8"/>"id":"CUndSZnYsPKcu6Kj8THVMBHD",</text:p>
      <text:p text:style-name="P1"><text:s text:c="8"/>"network":"tcp",</text:p>
      <text:p text:style-name="P1"><text:s text:c="8"/>"port":39772,</text:p>
      <text:p text:style-name="P1"><text:s text:c="8"/>"protocol":"shadowsocks",</text:p>
      <text:p text:style-name="P1"><text:s text:c="8"/>"ps":"wo1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85.2.100.166",</text:p>
      <text:p text:style-name="P1"><text:s text:c="8"/>"id":"8n6pwAcrrv2pj6tFY2p3TbQ6",</text:p>
      <text:p text:style-name="P1"><text:soft-page-break/><text:s text:c="8"/>"network":"tcp",</text:p>
      <text:p text:style-name="P1"><text:s text:c="8"/>"port":33992,</text:p>
      <text:p text:style-name="P1"><text:s text:c="8"/>"protocol":"shadowsocks",</text:p>
      <text:p text:style-name="P1"><text:s text:c="8"/>"ps":"\uD83C\uDDE9\uD83C\uDDEA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23.224.31.210",</text:p>
      <text:p text:style-name="P1"><text:s text:c="8"/>"alterId":64,</text:p>
      <text:p text:style-name="P1"><text:s text:c="8"/>"host":"www.53933374.xyz",</text:p>
      <text:p text:style-name="P1"><text:s text:c="8"/>"id":"4aa50ee1-1a3c-4ab5-8f4a-998f8ccedd06",</text:p>
      <text:p text:style-name="P1"><text:s text:c="8"/>"network":"ws",</text:p>
      <text:p text:style-name="P1"><text:s text:c="8"/>"path":"/path/270119141029",</text:p>
      <text:p text:style-name="P1"><text:s text:c="8"/>"port":"443",</text:p>
      <text:p text:style-name="P1"><text:s text:c="8"/>"protocol":"vmess",</text:p>
      <text:p text:style-name="P1"><text:s text:c="8"/>"ps":"Relay_ | 1.31Mb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oft-page-break/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85.124.240.159",</text:p>
      <text:p text:style-name="P1"><text:s text:c="8"/>"id":"DKXfWwc4ebscpXTKpbt85rSH",</text:p>
      <text:p text:style-name="P1"><text:s text:c="8"/>"network":"tcp",</text:p>
      <text:p text:style-name="P1"><text:s text:c="8"/>"port":38742,</text:p>
      <text:p text:style-name="P1"><text:s text:c="8"/>"protocol":"shadowsocks",</text:p>
      <text:p text:style-name="P1"><text:s text:c="8"/>"ps":"\uD83C\uDDF7\uD83C\uDDF4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us178.mars6666.com",</text:p>
      <text:p text:style-name="P1"><text:s text:c="8"/>"alterId":3,</text:p>
      <text:p text:style-name="P1"><text:s text:c="8"/>"host":"us178.mars6666.com",</text:p>
      <text:p text:style-name="P1"><text:soft-page-break/><text:s text:c="8"/>"id":"fe93a062-d13f-3958-9ebc-0c06cd32dfb0",</text:p>
      <text:p text:style-name="P1"><text:s text:c="8"/>"network":"ws",</text:p>
      <text:p text:style-name="P1"><text:s text:c="8"/>"path":"/ray",</text:p>
      <text:p text:style-name="P1"><text:s text:c="8"/>"port":"443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 text:c="4"/>},</text:p>
      <text:p text:style-name="P1"><text:s text:c="4"/>{</text:p>
      <text:p text:style-name="P1"><text:s text:c="8"/>"address":"154.127.50.138",</text:p>
      <text:p text:style-name="P1"><text:s text:c="8"/>"id":"n8w4StnbVD9dmXYn4Ajt87EA",</text:p>
      <text:p text:style-name="P1"><text:s text:c="8"/>"network":"tcp",</text:p>
      <text:p text:style-name="P1"><text:s text:c="8"/>"port":31572,</text:p>
      <text:p text:style-name="P1"><text:s text:c="8"/>"protocol":"shadowsocks",</text:p>
      <text:p text:style-name="P1"><text:s text:c="8"/>"ps":"003013151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04.16.249.130",</text:p>
      <text:p text:style-name="P1"><text:s text:c="8"/>"alterId":0,</text:p>
      <text:p text:style-name="P1"><text:s text:c="8"/>"host":"rn.man-one.club",</text:p>
      <text:p text:style-name="P1"><text:s text:c="8"/>"id":"e6397eda-dd27-4832-a693-b3fb156ec0f3",</text:p>
      <text:p text:style-name="P1"><text:s text:c="8"/>"network":"ws",</text:p>
      <text:p text:style-name="P1"><text:s text:c="8"/>"path":"/233blog",</text:p>
      <text:p text:style-name="P1"><text:s text:c="8"/>"port":"443",</text:p>
      <text:p text:style-name="P1"><text:s text:c="8"/>"protocol":"vmess",</text:p>
      <text:p text:style-name="P1"><text:s text:c="8"/>"ps":"Relay_\uD83C\uDDFA\uD83C\uDDF8US-\uD83C\uDDFA\uD83C\uDDF8US_1567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tls",</text:p>
      <text:p text:style-name="P1"><text:s text:c="8"/>"type":"none"</text:p>
      <text:p text:style-name="P1"><text:soft-page-break/><text:s text:c="4"/>},</text:p>
      <text:p text:style-name="P1"><text:s text:c="4"/>{</text:p>
      <text:p text:style-name="P1"><text:s text:c="8"/>"address":"198.147.22.87",</text:p>
      <text:p text:style-name="P1"><text:s text:c="8"/>"id":"LkFAzkzXkSCRYa2CsRdL8cGb",</text:p>
      <text:p text:style-name="P1"><text:s text:c="8"/>"network":"tcp",</text:p>
      <text:p text:style-name="P1"><text:s text:c="8"/>"port":34815,</text:p>
      <text:p text:style-name="P1"><text:s text:c="8"/>"protocol":"shadowsocks",</text:p>
      <text:p text:style-name="P1"><text:s text:c="8"/>"ps":"Pool__08",</text:p>
      <text:p text:style-name="P1"><text:s text:c="8"/>"security":"aes-256-gcm",</text:p>
      <text:p text:style-name="P1"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198.147.22.87",</text:p>
      <text:p text:style-name="P1"><text:s text:c="8"/>"id":"wj7nDCuNARchSeKNCN8VFK62",</text:p>
      <text:p text:style-name="P1"><text:s text:c="8"/>"network":"tcp",</text:p>
      <text:p text:style-name="P1"><text:s text:c="8"/>"port":31757,</text:p>
      <text:p text:style-name="P1"><text:s text:c="8"/>"protocol":"shadowsocks",</text:p>
      <text:p text:style-name="P1"><text:s text:c="8"/>"ps":"Pool__12",</text:p>
      <text:p text:style-name="P1"><text:s text:c="8"/>"security":"aes-256-gcm",</text:p>
      <text:p text:style-name="P1"><text:soft-page-break/><text:s text:c="8"/>"subscribeUrl":"https://raw.githubusercontent.com/wuxinqi/-/main/tongyong"</text:p>
      <text:p text:style-name="P1"><text:s text:c="4"/>},</text:p>
      <text:p text:style-name="P1"><text:s text:c="4"/>{</text:p>
      <text:p text:style-name="P1"><text:s text:c="8"/>"address":"hga.cnmwl6.cf",</text:p>
      <text:p text:style-name="P1"><text:s text:c="8"/>"alterId":1,</text:p>
      <text:p text:style-name="P1"><text:s text:c="8"/>"host":"",</text:p>
      <text:p text:style-name="P1"><text:s text:c="8"/>"id":"b2e1dd98-1516-423a-bf7f-716773e47fbf",</text:p>
      <text:p text:style-name="P1"><text:s text:c="8"/>"network":"ws",</text:p>
      <text:p text:style-name="P1"><text:s text:c="8"/>"path":"/",</text:p>
      <text:p text:style-name="P1"><text:s text:c="8"/>"port":"80",</text:p>
      <text:p text:style-name="P1"><text:s text:c="8"/>"protocol":"vmess",</text:p>
      <text:p text:style-name="P1"><text:s text:c="8"/>"ps":"00301315",</text:p>
      <text:p text:style-name="P1"><text:s text:c="8"/>"scy":"auto",</text:p>
      <text:p text:style-name="P1"><text:s text:c="8"/>"security":"auto",</text:p>
      <text:p text:style-name="P1"><text:s text:c="8"/>"sni":"",</text:p>
      <text:p text:style-name="P1"><text:s text:c="8"/>"subscribeUrl":"https://raw.githubusercontent.com/wuxinqi/-/main/tongyong",</text:p>
      <text:p text:style-name="P1"><text:s text:c="8"/>"tls":"",</text:p>
      <text:p text:style-name="P1"><text:s text:c="8"/>"type":"none"</text:p>
      <text:p text:style-name="P1"><text:s text:c="4"/>}</text:p>
      <text:p text:style-name="P1">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07:09:48.022000000</meta:creation-date>
    <dc:date>2021-05-13T07:12:07.750000000</dc:date>
    <meta:editing-duration>PT2M23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82" meta:paragraph-count="3486" meta:word-count="4259" meta:character-count="104957" meta:non-whitespace-character-count="79909"/>
  </office:meta>
</office:document-meta>
</file>